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238.11pt"/>
    </style:style>
    <style:style style:name="co3" style:family="table-column">
      <style:table-column-properties fo:break-before="auto" style:column-width="48.19pt"/>
    </style:style>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ro1" style:family="table-row">
      <style:table-row-properties style:row-height="12.76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3.49pt" fo:break-before="auto" style:use-optimal-row-height="true"/>
    </style:style>
    <style:style style:name="ro4" style:family="table-row">
      <style:table-row-properties style:row-height="38.2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14.2pt" fo:break-before="auto" style:use-optimal-row-height="true"/>
    </style:style>
    <style:style style:name="ro8" style:family="table-row">
      <style:table-row-properties style:row-height="18pt" fo:break-before="auto" style:use-optimal-row-height="true"/>
    </style:style>
    <style:style style:name="ro9" style:family="table-row">
      <style:table-row-properties style:row-height="25.51pt" fo:break-before="auto" style:use-optimal-row-height="true"/>
    </style:style>
    <style:style style:name="ro10" style:family="table-row">
      <style:table-row-properties style:row-height="114.75pt" fo:break-before="auto" style:use-optimal-row-height="true"/>
    </style:style>
    <style:style style:name="ro11" style:family="table-row">
      <style:table-row-properties style:row-height="33.96pt" fo:break-before="auto" style:use-optimal-row-height="false"/>
    </style:style>
    <style:style style:name="ro12" style:family="table-row">
      <style:table-row-properties style:row-height="98.5pt" fo:break-before="auto" style:use-optimal-row-height="true"/>
    </style:style>
    <style:style style:name="ro13" style:family="table-row">
      <style:table-row-properties style:row-height="204.75pt" fo:break-before="auto" style:use-optimal-row-height="false"/>
    </style:style>
    <style:style style:name="ro14" style:family="table-row">
      <style:table-row-properties style:row-height="52.84pt" fo:break-before="auto" style:use-optimal-row-height="true"/>
    </style:style>
    <style:style style:name="ro15" style:family="table-row">
      <style:table-row-properties style:row-height="39.46pt" fo:break-before="auto" style:use-optimal-row-height="true"/>
    </style:style>
    <style:style style:name="ro16" style:family="table-row">
      <style:table-row-properties style:row-height="25.34pt" fo:break-before="auto" style:use-optimal-row-height="true"/>
    </style:style>
    <style:style style:name="ro17" style:family="table-row">
      <style:table-row-properties style:row-height="64.69pt" fo:break-before="auto" style:use-optimal-row-height="true"/>
    </style:style>
    <style:style style:name="ro18" style:family="table-row">
      <style:table-row-properties style:row-height="52.1pt" fo:break-before="auto" style:use-optimal-row-height="true"/>
    </style:style>
    <style:style style:name="ro19" style:family="table-row">
      <style:table-row-properties style:row-height="77.36pt" fo:break-before="auto" style:use-optimal-row-height="true"/>
    </style:style>
    <style:style style:name="ro20" style:family="table-row">
      <style:table-row-properties style:row-height="115.26pt" fo:break-before="auto" style:use-optimal-row-height="true"/>
    </style:style>
    <style:style style:name="ro21" style:family="table-row">
      <style:table-row-properties style:row-height="147.74pt" fo:break-before="auto" style:use-optimal-row-height="false"/>
    </style:style>
    <style:style style:name="ro22" style:family="table-row">
      <style:table-row-properties style:row-height="55.5pt" fo:break-before="auto" style:use-optimal-row-height="false"/>
    </style:style>
    <style:style style:name="ro23" style:family="table-row">
      <style:table-row-properties style:row-height="26.79pt" fo:break-before="auto" style:use-optimal-row-height="true"/>
    </style:style>
    <style:style style:name="ro24" style:family="table-row">
      <style:table-row-properties style:row-height="89.94pt" fo:break-before="auto" style:use-optimal-row-height="true"/>
    </style:style>
    <style:style style:name="ro25" style:family="table-row">
      <style:table-row-properties style:row-height="292.05pt" fo:break-before="auto" style:use-optimal-row-height="true"/>
    </style:style>
    <style:style style:name="ro26" style:family="table-row">
      <style:table-row-properties style:row-height="47.34pt" fo:break-before="auto" style:use-optimal-row-height="false"/>
    </style:style>
    <style:style style:name="ro27" style:family="table-row">
      <style:table-row-properties style:row-height="205.2pt" fo:break-before="auto" style:use-optimal-row-height="true"/>
    </style:style>
    <style:style style:name="ro28" style:family="table-row">
      <style:table-row-properties style:row-height="140.51pt" fo:break-before="auto" style:use-optimal-row-height="true"/>
    </style:style>
    <style:style style:name="ro29" style:family="table-row">
      <style:table-row-properties style:row-height="58.39pt" fo:break-before="auto" style:use-optimal-row-height="false"/>
    </style:style>
    <style:style style:name="ro30" style:family="table-row">
      <style:table-row-properties style:row-height="53.66pt" fo:break-before="auto" style:use-optimal-row-height="false"/>
    </style:style>
    <style:style style:name="ro31" style:family="table-row">
      <style:table-row-properties style:row-height="182.69pt" fo:break-before="auto" style:use-optimal-row-height="true"/>
    </style:style>
    <style:style style:name="ro32" style:family="table-row">
      <style:table-row-properties style:row-height="342.6pt" fo:break-before="auto" style:use-optimal-row-height="true"/>
    </style:style>
    <style:style style:name="ro33" style:family="table-row">
      <style:table-row-properties style:row-height="49.24pt" fo:break-before="auto" style:use-optimal-row-height="true"/>
    </style:style>
    <style:style style:name="ro34" style:family="table-row">
      <style:table-row-properties style:row-height="26.56pt" fo:break-before="auto" style:use-optimal-row-height="true"/>
    </style:style>
    <style:style style:name="ro35" style:family="table-row">
      <style:table-row-properties style:row-height="62.7pt" fo:break-before="auto" style:use-optimal-row-height="true"/>
    </style:style>
    <style:style style:name="ro36" style:family="table-row">
      <style:table-row-properties style:row-height="216.31pt" fo:break-before="auto" style:use-optimal-row-height="true"/>
    </style:style>
    <style:style style:name="ro37" style:family="table-row">
      <style:table-row-properties style:row-height="86.54pt" fo:break-before="auto" style:use-optimal-row-height="true"/>
    </style:style>
    <style:style style:name="ro38" style:family="table-row">
      <style:table-row-properties style:row-height="115.99pt" fo:break-before="auto" style:use-optimal-row-height="true"/>
    </style:style>
    <style:style style:name="ro39" style:family="table-row">
      <style:table-row-properties style:row-height="28.4pt" fo:break-before="auto" style:use-optimal-row-height="true"/>
    </style:style>
    <style:style style:name="ro40" style:family="table-row">
      <style:table-row-properties style:row-height="60.66pt" fo:break-before="auto" style:use-optimal-row-height="true"/>
    </style:style>
    <style:style style:name="ro41" style:family="table-row">
      <style:table-row-properties style:row-height="159.36pt" fo:break-before="auto" style:use-optimal-row-height="true"/>
    </style:style>
    <style:style style:name="ro42" style:family="table-row">
      <style:table-row-properties style:row-height="63.69pt" fo:break-before="auto" style:use-optimal-row-height="true"/>
    </style:style>
    <style:style style:name="ro43" style:family="table-row">
      <style:table-row-properties style:row-height="51.85pt" fo:break-before="auto" style:use-optimal-row-height="true"/>
    </style:style>
    <style:style style:name="ro44" style:family="table-row">
      <style:table-row-properties style:row-height="111.86pt" fo:break-before="auto" style:use-optimal-row-height="true"/>
    </style:style>
    <style:style style:name="ro45" style:family="table-row">
      <style:table-row-properties style:row-height="99.35pt" fo:break-before="auto" style:use-optimal-row-height="true"/>
    </style:style>
    <style:style style:name="ro46" style:family="table-row">
      <style:table-row-properties style:row-height="14.66pt" fo:break-before="auto" style:use-optimal-row-height="true"/>
    </style:style>
    <style:style style:name="ro47" style:family="table-row">
      <style:table-row-properties style:row-height="195.59pt" fo:break-before="auto" style:use-optimal-row-height="true"/>
    </style:style>
    <style:style style:name="ro48" style:family="table-row">
      <style:table-row-properties style:row-height="219.34pt" fo:break-before="auto" style:use-optimal-row-height="true"/>
    </style:style>
    <style:style style:name="ro49" style:family="table-row">
      <style:table-row-properties style:row-height="69.9pt" fo:break-before="auto" style:use-optimal-row-height="true"/>
    </style:style>
    <style:style style:name="ro50" style:family="table-row">
      <style:table-row-properties style:row-height="81.04pt" fo:break-before="auto" style:use-optimal-row-height="true"/>
    </style:style>
    <style:style style:name="ro51" style:family="table-row">
      <style:table-row-properties style:row-height="92.24pt" fo:break-before="auto" style:use-optimal-row-height="true"/>
    </style:style>
    <style:style style:name="ro52" style:family="table-row">
      <style:table-row-properties style:row-height="47.2pt" fo:break-before="auto" style:use-optimal-row-height="true"/>
    </style:style>
    <style:style style:name="ro53" style:family="table-row">
      <style:table-row-properties style:row-height="36.11pt" fo:break-before="auto" style:use-optimal-row-height="true"/>
    </style:style>
    <style:style style:name="ro54" style:family="table-row">
      <style:table-row-properties style:row-height="25pt" fo:break-before="auto" style:use-optimal-row-height="true"/>
    </style:style>
    <style:style style:name="ro55" style:family="table-row">
      <style:table-row-properties style:row-height="113.84pt" fo:break-before="auto" style:use-optimal-row-height="true"/>
    </style:style>
    <style:style style:name="ro56" style:family="table-row">
      <style:table-row-properties style:row-height="69.39pt" fo:break-before="auto" style:use-optimal-row-height="true"/>
    </style:style>
    <style:style style:name="ro57" style:family="table-row">
      <style:table-row-properties style:row-height="158.29pt" fo:break-before="auto" style:use-optimal-row-height="true"/>
    </style:style>
    <style:style style:name="ro58" style:family="table-row">
      <style:table-row-properties style:row-height="58.31pt" fo:break-before="auto" style:use-optimal-row-height="true"/>
    </style:style>
    <style:style style:name="ro59" style:family="table-row">
      <style:table-row-properties style:row-height="271.5pt" fo:break-before="auto" style:use-optimal-row-height="false"/>
    </style:style>
    <style:style style:name="ro60" style:family="table-row">
      <style:table-row-properties style:row-height="128.24pt" fo:break-before="auto" style:use-optimal-row-height="false"/>
    </style:style>
    <style:style style:name="ro61" style:family="table-row">
      <style:table-row-properties style:row-height="191pt" fo:break-before="auto" style:use-optimal-row-height="true"/>
    </style:style>
    <style:style style:name="ro62" style:family="table-row">
      <style:table-row-properties style:row-height="190.49pt" fo:break-before="auto" style:use-optimal-row-height="false"/>
    </style:style>
    <style:style style:name="ro63" style:family="table-row">
      <style:table-row-properties style:row-height="241.54pt" fo:break-before="auto" style:use-optimal-row-height="true"/>
    </style:style>
    <style:style style:name="ro64" style:family="table-row">
      <style:table-row-properties style:row-height="241.51pt" fo:break-before="auto" style:use-optimal-row-height="false"/>
    </style:style>
    <style:style style:name="ro65" style:family="table-row">
      <style:table-row-properties style:row-height="178.41pt" fo:break-before="auto" style:use-optimal-row-height="true"/>
    </style:style>
    <style:style style:name="ro66" style:family="table-row">
      <style:table-row-properties style:row-height="242.7pt" fo:break-before="auto" style:use-optimal-row-height="true"/>
    </style:style>
    <style:style style:name="ro67" style:family="table-row">
      <style:table-row-properties style:row-height="228.9pt"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8"/>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9"/>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0"/>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2" style:family="table-cell" style:parent-style-name="Default">
      <style:table-cell-properties style:rotation-align="none" style:vertical-align="top"/>
      <style:map style:condition="is-true-formula(ISODD(ROW()))" style:apply-style-name="zebra_5f_odd" style:base-cell-address="Report.A35"/>
    </style:style>
    <style:style style:name="ce33" style:family="table-cell" style:parent-style-name="Default">
      <style:table-cell-properties style:text-align-source="fix" style:repeat-content="false" style:rotation-align="none" style:vertical-align="top"/>
      <style:paragraph-properties fo:text-align="center" fo:margin-left="0pt"/>
      <style:map style:condition="is-true-formula(ISODD(ROW()))" style:apply-style-name="zebra_5f_odd" style:base-cell-address="Report.A35"/>
    </style:style>
    <style:style style:name="ce34" style:family="table-cell" style:parent-style-name="Default">
      <style:table-cell-properties style:text-align-source="fix" style:repeat-content="false" style:rotation-align="none" style:vertical-align="top"/>
      <style:paragraph-properties fo:text-align="center" fo:margin-left="0pt"/>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5"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ISODD(ROW()))" style:apply-style-name="zebra_5f_odd" style:base-cell-address="Report.A35"/>
    </style:style>
    <style:style style:name="ce37" style:family="table-cell" style:parent-style-name="Default">
      <style:table-cell-properties style:vertical-align="top"/>
      <style:map style:condition="is-true-formula(ISODD(ROW()))" style:apply-style-name="zebra_5f_odd" style:base-cell-address="Report.A35"/>
    </style:style>
    <style:style style:name="ce38" style:family="table-cell" style:parent-style-name="Default">
      <style:table-cell-properties style:vertical-align="top"/>
    </style:style>
    <style:style style:name="ce39"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4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0"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51"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map style:condition="is-true-formula(ISODD(ROW()))" style:apply-style-name="zebra_5f_odd" style:base-cell-address="Report.A35"/>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map style:condition="is-true-formula(ISODD(ROW()))" style:apply-style-name="zebra_5f_odd" style:base-cell-address="Report.A35"/>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58"/>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58"/>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163"/>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9"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1"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3"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65"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6"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71" style:family="table-cell" style:parent-style-name="Default">
      <style:table-cell-properties fo:wrap-option="wrap" style:vertical-align="top"/>
      <style:text-properties style:font-name="Arial2" style:font-name-asian="Microsoft YaHei" style:font-name-complex="Arial2"/>
      <style:map style:condition="is-true-formula(ISODD(ROW()))" style:apply-style-name="zebra_5f_odd" style:base-cell-address="Report.A35"/>
    </style:style>
    <style:style style:name="ce7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7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8"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158"/>
      <style:map style:condition="cell-content()=&quot;N&quot;" style:apply-style-name="ConditionalStyle_5f_8" style:base-cell-address="Report.D158"/>
      <style:map style:condition="cell-content()=&quot;P&quot;" style:apply-style-name="ConditionalStyle_5f_7" style:base-cell-address="Report.D158"/>
    </style:style>
    <style:style style:name="ce85"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map style:condition="is-true-formula(ISODD(ROW()))" style:apply-style-name="zebra_5f_odd" style:base-cell-address="Report.A35"/>
    </style:style>
    <style:style style:name="ce8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35"/>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35"/>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5"/>
    </style:style>
    <style:style style:name="ce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158"/>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158"/>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ff9900"/>
    </style:style>
    <style:style style:name="T6" style:family="text">
      <style:text-properties fo:color="#ff9900"/>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fo:color="#000000"/>
    </style:style>
    <style:style style:name="T9" style:family="text">
      <style:text-properties fo:color="#000000" fo:font-weight="normal" style:font-weight-asian="normal" style:font-weight-complex="normal"/>
    </style:style>
    <style:style style:name="T10"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1</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7-10" calcext:value-type="date">
            <text:p>10.7.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2">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2">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2">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6"/>
        <table:table-column table:style-name="co10" table:default-cell-style-name="ce64"/>
        <table:table-column table:style-name="co11" table:default-cell-style-name="Default"/>
        <table:table-column table:style-name="co12" table:default-cell-style-name="Default"/>
        <table:table-column table:style-name="co13" table:number-columns-repeated="1019" table:default-cell-style-name="Default"/>
        <table:table-row table:style-name="ro8">
          <table:table-cell table:style-name="ce16" office:value-type="string" calcext:value-type="string">
            <text:p>Test Information</text:p>
          </table:table-cell>
          <table:table-cell table:style-name="ce39"/>
          <table:table-cell table:style-name="ce65"/>
          <table:table-cell table:style-name="ce16" table:number-columns-repeated="5"/>
          <table:table-cell table:number-columns-repeated="1016"/>
        </table:table-row>
        <table:table-row-group>
          <table:table-row table:style-name="ro3">
            <table:table-cell table:style-name="ce17" office:value-type="string" calcext:value-type="string">
              <text:p>Platform Name</text:p>
            </table:table-cell>
            <table:table-cell table:style-name="ce40" table:number-columns-repeated="2"/>
            <table:table-cell table:style-name="ce73" office:value-type="string" calcext:value-type="string" table:number-columns-spanned="2" table:number-rows-spanned="1">
              <text:p>e.g. Raspberry Pi 3</text:p>
            </table:table-cell>
            <table:covered-table-cell table:style-name="ce17"/>
            <table:table-cell table:style-name="ce15" table:number-columns-repeated="1019"/>
          </table:table-row>
          <table:table-row table:style-name="ro1">
            <table:table-cell table:style-name="ce18" office:value-type="string" calcext:value-type="string">
              <text:p>Hardware Variant</text:p>
            </table:table-cell>
            <table:table-cell table:style-name="ce41" table:number-columns-repeated="2"/>
            <table:table-cell table:style-name="ce74"/>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41"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41"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9">
            <table:table-cell table:style-name="ce18" office:value-type="string" calcext:value-type="string">
              <text:p>JVM Version (java -version)</text:p>
            </table:table-cell>
            <table:table-cell table:style-name="ce41"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41"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41" table:number-columns-repeated="2"/>
            <table:table-cell table:style-name="ce75" office:value-type="string" calcext:value-type="string" table:number-columns-spanned="2" table:number-rows-spanned="1">
              <text:p>e.g. 2.1.0, build 12</text:p>
            </table:table-cell>
            <table:covered-table-cell table:style-name="ce41"/>
            <table:table-cell table:number-columns-repeated="1019"/>
          </table:table-row>
          <table:table-row table:style-name="ro1">
            <table:table-cell table:style-name="ce18" office:value-type="string" calcext:value-type="string">
              <text:p>Kura CI commit ID(s)</text:p>
            </table:table-cell>
            <table:table-cell table:style-name="ce41"/>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41"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41"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4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4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41"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41" table:number-columns-repeated="2"/>
            <table:table-cell table:style-name="ce76"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0">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50])" office:value-type="float" office:value="161" calcext:value-type="float">
            <text:p>161</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42" table:formula="of:=COUNTIF([$Report.$D$35:$Report.$D$250]; &quot;Y&quot;)" office:value-type="float" office:value="0" calcext:value-type="float">
            <text:p>0</text:p>
          </table:table-cell>
          <table:table-cell table:style-name="ce66"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43" table:formula="of:=COUNTIF([$Report.$D$35:$Report.$D$250]; &quot;P&quot;)" office:value-type="float" office:value="0" calcext:value-type="float">
            <text:p>0</text:p>
          </table:table-cell>
          <table:table-cell table:style-name="ce67"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4" table:formula="of:=COUNTIF([$Report.$D$35:$Report.$D$250]; &quot;N&quot;)" office:value-type="float" office:value="0" calcext:value-type="float">
            <text:p>0</text:p>
          </table:table-cell>
          <table:table-cell table:style-name="ce68"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5" table:formula="of:=[.$B$27]-[.$B$28]-[.$B$29]-[.$B$30]" office:value-type="float" office:value="161" calcext:value-type="float">
            <text:p>161</text:p>
          </table:table-cell>
          <table:table-cell table:style-name="ce69"/>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8">
          <table:table-cell table:style-name="ce21" office:value-type="string" calcext:value-type="string">
            <text:p>Test Report</text:p>
          </table:table-cell>
          <table:table-cell/>
          <table:table-cell table:style-name="ce70"/>
          <table:table-cell table:style-name="ce21"/>
          <table:table-cell table:style-name="ce85"/>
          <table:table-cell table:number-columns-repeated="1019"/>
        </table:table-row>
        <table:table-row table:style-name="ro11">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X</text:p>
          </table:table-cell>
          <table:table-cell table:style-name="ce22" office:value-type="string" calcext:value-type="string">
            <text:p>Build Y</text:p>
          </table:table-cell>
          <table:table-cell table:style-name="ce22" office:value-type="string" calcext:value-type="string">
            <text:p>Build Z</text:p>
          </table:table-cell>
          <table:table-cell table:style-name="ce87" table:number-columns-repeated="1016"/>
        </table:table-row>
        <table:table-row table:style-name="ro12">
          <table:table-cell table:style-name="ce23"/>
          <table:table-cell table:style-name="ce47"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49"/>
          <table:table-cell table:style-name="ce77"/>
          <table:table-cell table:style-name="ce47" table:number-columns-repeated="4"/>
          <table:table-cell table:style-name="ce88" table:number-columns-repeated="20"/>
          <table:table-cell table:number-columns-repeated="996"/>
        </table:table-row>
        <table:table-row table:style-name="ro13">
          <table:table-cell table:style-name="ce23" office:value-type="string" calcext:value-type="string">
            <text:p>SYS-001</text:p>
          </table:table-cell>
          <table:table-cell table:style-name="ce47"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7"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8"/>
          <table:table-cell table:style-name="ce47" table:number-columns-repeated="4"/>
          <table:table-cell table:style-name="ce88" table:number-columns-repeated="20"/>
          <table:table-cell table:number-columns-repeated="996"/>
        </table:table-row>
        <table:table-row table:style-name="ro14">
          <table:table-cell table:style-name="ce24" office:value-type="string" calcext:value-type="string">
            <text:p>SYS-002</text:p>
          </table:table-cell>
          <table:table-cell table:style-name="ce48" office:value-type="string" calcext:value-type="string">
            <text:p>Uninstall</text:p>
            <text:p>apt-get purge kura</text:p>
            <text:p/>
            <text:p>make sure that all files are deleted afterward from /opt/eclipse/kura*</text:p>
          </table:table-cell>
          <table:table-cell table:style-name="ce48"/>
          <table:table-cell table:style-name="ce79"/>
          <table:table-cell table:style-name="ce48" table:number-columns-repeated="4"/>
          <table:table-cell table:style-name="ce89"/>
          <table:table-cell table:style-name="ce91" table:number-columns-repeated="19"/>
          <table:table-cell table:style-name="ce15" table:number-columns-repeated="996"/>
        </table:table-row>
        <table:table-row table:style-name="ro5">
          <table:table-cell table:style-name="ce23"/>
          <table:table-cell table:style-name="ce49" table:number-columns-repeated="2"/>
          <table:table-cell table:style-name="ce77"/>
          <table:table-cell table:style-name="ce47" table:number-columns-repeated="4"/>
          <table:table-cell table:style-name="ce89"/>
          <table:table-cell table:style-name="ce91" table:number-columns-repeated="19"/>
          <table:table-cell table:style-name="ce15" table:number-columns-repeated="996"/>
        </table:table-row>
        <table:table-row table:style-name="ro7">
          <table:table-cell table:style-name="ce23"/>
          <table:table-cell table:style-name="ce49" office:value-type="string" calcext:value-type="string">
            <text:p>First boot and General Kura Functions</text:p>
          </table:table-cell>
          <table:table-cell table:style-name="ce49"/>
          <table:table-cell table:style-name="ce77"/>
          <table:table-cell table:style-name="ce47" table:number-columns-repeated="4"/>
          <table:table-cell table:style-name="ce90" table:number-columns-repeated="20"/>
          <table:table-cell table:style-name="ce87" table:number-columns-repeated="996"/>
        </table:table-row>
        <table:table-row table:style-name="ro15">
          <table:table-cell table:style-name="ce23" office:value-type="string" calcext:value-type="string">
            <text:p>DEN-001</text:p>
          </table:table-cell>
          <table:table-cell table:style-name="ce47" office:value-type="string" calcext:value-type="string">
            <text:p>Power on a device loaded with last Kura release. Start Chrome browser (note the version used) in "incognito mode" and try to connect to Kura Admin web page.</text:p>
          </table:table-cell>
          <table:table-cell table:style-name="ce47" office:value-type="string" calcext:value-type="string">
            <text:p>Connect to http://&lt;host&gt;/</text:p>
          </table:table-cell>
          <table:table-cell table:style-name="ce80"/>
          <table:table-cell table:style-name="ce47" table:number-columns-repeated="4"/>
          <table:table-cell table:style-name="ce88" table:number-columns-repeated="20"/>
          <table:table-cell table:number-columns-repeated="996"/>
        </table:table-row>
        <table:table-row table:style-name="ro16">
          <table:table-cell table:style-name="ce23" office:value-type="string" calcext:value-type="string">
            <text:p>DEN-002</text:p>
          </table:table-cell>
          <table:table-cell table:style-name="ce47" office:value-type="string" calcext:value-type="string">
            <text:p>Verify that the web page opens a login window with username/password = admin/admin</text:p>
          </table:table-cell>
          <table:table-cell table:style-name="ce47" office:value-type="string" calcext:value-type="string">
            <text:p>Note: basic authentication, so the prompts may differ.</text:p>
          </table:table-cell>
          <table:table-cell table:style-name="ce80"/>
          <table:table-cell table:style-name="ce47" table:number-columns-repeated="4"/>
          <table:table-cell table:style-name="ce88" table:number-columns-repeated="20"/>
          <table:table-cell table:number-columns-repeated="996"/>
        </table:table-row>
        <table:table-row table:style-name="ro17">
          <table:table-cell table:style-name="ce23" office:value-type="string" calcext:value-type="string">
            <text:p>DEN-003</text:p>
          </table:table-cell>
          <table:table-cell table:style-name="ce47"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18">
          <table:table-cell table:style-name="ce23" office:value-type="string" calcext:value-type="string">
            <text:p>DEN-004</text:p>
          </table:table-cell>
          <table:table-cell table:style-name="ce47"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7">
          <table:table-cell table:style-name="ce23" office:value-type="string" calcext:value-type="string">
            <text:p>DEN-005</text:p>
          </table:table-cell>
          <table:table-cell table:style-name="ce47" office:value-type="string" calcext:value-type="string">
            <text:p>Select several of the tabs, to make sure they display.</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7">
          <table:table-cell table:style-name="ce23" office:value-type="string" calcext:value-type="string">
            <text:p>DEN-006</text:p>
          </table:table-cell>
          <table:table-cell table:style-name="ce47" office:value-type="string" calcext:value-type="string">
            <text:p>Repeat the above steps with Internet Explorer (note the version used)</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7">
          <table:table-cell table:style-name="ce23" office:value-type="string" calcext:value-type="string">
            <text:p>DEN-007</text:p>
          </table:table-cell>
          <table:table-cell table:style-name="ce47" office:value-type="string" calcext:value-type="string">
            <text:p>Repeat the above steps with Mozilla Firefox (note the version used)</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7">
          <table:table-cell table:style-name="ce24" office:value-type="string" calcext:value-type="string">
            <text:p>DEN-008</text:p>
          </table:table-cell>
          <table:table-cell table:style-name="ce48" office:value-type="string" calcext:value-type="string">
            <text:p>Logout</text:p>
          </table:table-cell>
          <table:table-cell table:style-name="ce48"/>
          <table:table-cell table:style-name="ce79"/>
          <table:table-cell table:style-name="ce48"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77"/>
          <table:table-cell table:style-name="ce47" table:number-columns-repeated="4"/>
          <table:table-cell table:style-name="ce91" table:number-columns-repeated="20"/>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number-columns-repeated="996"/>
        </table:table-row>
        <table:table-row table:style-name="ro7">
          <table:table-cell table:style-name="ce23"/>
          <table:table-cell table:style-name="ce49" office:value-type="string" calcext:value-type="string">
            <text:p>Ethernet</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9">
          <table:table-cell table:style-name="ce23" office:value-type="string" calcext:value-type="string">
            <text:p>NET-ETH0-001</text:p>
          </table:table-cell>
          <table:table-cell table:style-name="ce47"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7" office:value-type="string" calcext:value-type="string">
            <text:p>`ifconfig` or `ip addr`</text:p>
            <text:p>route</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7">
          <table:table-cell table:style-name="ce23" office:value-type="string" calcext:value-type="string">
            <text:p>NET-ETH0-002</text:p>
          </table:table-cell>
          <table:table-cell table:style-name="ce47" office:value-type="string" calcext:value-type="string">
            <text:p>Open an ssh console and check settings to make sure they are correct: </text:p>
            <text:p>ifconfig should show eth0 with correct ip address and subnet. </text:p>
          </table:table-cell>
          <table:table-cell table:style-name="ce47" office:value-type="string" calcext:value-type="string">
            <text:p>ifconfig</text:p>
            <text:p>or</text:p>
            <text:p>ifconfig eth0</text:p>
            <text:p>or</text:p>
            <text:p>ip addr</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0">
          <table:table-cell table:style-name="ce23" office:value-type="string" calcext:value-type="string">
            <text:p>NET-ETH0-003</text:p>
          </table:table-cell>
          <table:table-cell table:style-name="ce47"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7"/>
          <table:table-cell table:style-name="ce80"/>
          <table:table-cell table:style-name="ce47" table:number-columns-repeated="4"/>
          <table:table-cell table:style-name="ce92"/>
          <table:table-cell table:style-name="ce36"/>
          <table:table-cell table:style-name="ce92"/>
          <table:table-cell table:style-name="ce36" table:number-columns-repeated="17"/>
          <table:table-cell table:style-name="ce64"/>
          <table:table-cell table:number-columns-repeated="995"/>
        </table:table-row>
        <table:table-row table:style-name="ro21">
          <table:table-cell table:style-name="ce23" office:value-type="string" calcext:value-type="string">
            <text:p>NET-ETH0-004</text:p>
          </table:table-cell>
          <table:table-cell table:style-name="ce47" office:value-type="string" calcext:value-type="string">
            <text:p>Modify MqttDataTransport configuration to connect using ssl: mqtts://iot.eclipse.org:8883. Verify the gateway reconnects to the broker.</text:p>
          </table:table-cell>
          <table:table-cell table:style-name="ce47"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office:value-type="string" calcext:value-type="string">
            <text:p>NET-ETH0-005</text:p>
          </table:table-cell>
          <table:table-cell table:style-name="ce47" office:value-type="string" calcext:value-type="string">
            <text:p>Reboot the gateway (Power OFF/ON) and check it reconnect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2">
          <table:table-cell table:style-name="ce23" office:value-type="string" calcext:value-type="string">
            <text:p>NET-ETH0-006</text:p>
          </table:table-cell>
          <table:table-cell table:style-name="ce47"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7" office:value-type="string" calcext:value-type="string">
            <text:p>route</text:p>
            <text:p>and/or</text:p>
            <text:p>ip route</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office:value-type="string" calcext:value-type="string">
            <text:p>NET-ETH0-007</text:p>
          </table:table-cell>
          <table:table-cell table:style-name="ce47"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NET-ETH0-008</text:p>
          </table:table-cell>
          <table:table-cell table:style-name="ce47" office:value-type="string" calcext:value-type="string">
            <text:p>Reconfigure eth0 to use DHCP Client. Use console to determine eth0 address after reconfiguration. Repeat ifconfig, route, /etc/resolv.conf, ssh login, and ping test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NET-ETH0-009</text:p>
          </table:table-cell>
          <table:table-cell table:style-name="ce47" office:value-type="string" calcext:value-type="string">
            <text:p>Remove Ethernet cable and reboot. Check ifconfig – there should be no addres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4">
          <table:table-cell table:style-name="ce23" office:value-type="string" calcext:value-type="string">
            <text:p>NET-ETH0-010</text:p>
          </table:table-cell>
          <table:table-cell table:style-name="ce47"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5">
          <table:table-cell table:style-name="ce23" office:value-type="string" calcext:value-type="string">
            <text:p>NET-ETH0-011</text:p>
          </table:table-cell>
          <table:table-cell table:style-name="ce47"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7"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office:value-type="string" calcext:value-type="string">
            <text:p>NET-ETH0-012</text:p>
          </table:table-cell>
          <table:table-cell table:style-name="ce47"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7"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NET-ETH0-014</text:p>
          </table:table-cell>
          <table:table-cell table:style-name="ce47"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6">
          <table:table-cell table:style-name="ce23" office:value-type="string" calcext:value-type="string">
            <text:p>NET-ETH0-017</text:p>
          </table:table-cell>
          <table:table-cell table:style-name="ce47" office:value-type="string" calcext:value-type="string">
            <text:p>Confirm that IPv6 is disabled for wired network interfaces (eth0, eth1 if available). Execute ifconfig eth0 and inspect the ouptut.</text:p>
          </table:table-cell>
          <table:table-cell table:style-name="ce71" office:value-type="string" calcext:value-type="string">
            <text:p>line that displays IPv6 address must not be present, e.g.:</text:p>
            <text:p>inet6 addr: fe80::2677:3ff:fe52:639c/64 Scope:Link</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Wifi</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7">
          <table:table-cell table:style-name="ce23" office:value-type="string" calcext:value-type="string">
            <text:p>NET-WIFI-001</text:p>
          </table:table-cell>
          <table:table-cell table:style-name="ce47"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NET-WIFI-002</text:p>
          </table:table-cell>
          <table:table-cell table:style-name="ce47" office:value-type="string" calcext:value-type="string">
            <text:p>Try to get an IP address from a laptop connecting to the WiFi SSID kura_gateway and verify Kura Admin web page can be opened on 172.16.1.1</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8">
          <table:table-cell table:style-name="ce23" office:value-type="string" calcext:value-type="string">
            <text:p>NET-WIFI-003</text:p>
          </table:table-cell>
          <table:table-cell table:style-name="ce47"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7" office:value-type="string" calcext:value-type="string">
            <text:p>Note: eth0 may take ~30 s to be disabled.</text:p>
            <text:p/>
            <text:p>Note: in Station Mode only one mode is available and preselected: all modulations.</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office:value-type="string" calcext:value-type="string">
            <text:p>NET-WIFI-004</text:p>
          </table:table-cell>
          <table:table-cell table:style-name="ce47"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9">
          <table:table-cell table:style-name="ce23" office:value-type="string" calcext:value-type="string">
            <text:p>NET-WIFI-005</text:p>
          </table:table-cell>
          <table:table-cell table:style-name="ce47" office:value-type="string" calcext:value-type="string">
            <text:p>Modify MqttDataTransport configuration to connect using ssl: mqtts://iot.eclipse.org:8883.</text:p>
            <text:p>Verify the gateway reconnects to EC.</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NET-WIFI-006</text:p>
          </table:table-cell>
          <table:table-cell table:style-name="ce47" office:value-type="string" calcext:value-type="string">
            <text:p>Reboot the gateway (power OFF/ON) and check it reconnects on EC console</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0">
          <table:table-cell table:style-name="ce23" office:value-type="string" calcext:value-type="string">
            <text:p>NET-WIFI-007</text:p>
          </table:table-cell>
          <table:table-cell table:style-name="ce47" office:value-type="string" calcext:value-type="string">
            <text:p>Confirm that IPv6 is disabled for wireless network interfaces (wlan0, wlan1 if available). Execute ifconfig wlan0 and inspect the ouptut.</text:p>
          </table:table-cell>
          <table:table-cell table:style-name="ce71" office:value-type="string" calcext:value-type="string">
            <text:p>line that displays IPv6 address must not be present, e.g.:</text:p>
            <text:p>inet6 addr: fe80::2677:3ff:fe52:639c/64 Scope:Link</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Firewal: Open Ports</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table:table-cell table:style-name="ce47"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7" office:value-type="string" calcext:value-type="string">
            <text:p><text:span text:style-name="T4">iptables --policy INPUT DROP</text:span></text:p>
            <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1">
          <table:table-cell table:style-name="ce23" office:value-type="string" calcext:value-type="string">
            <text:p>NET-FW-001</text:p>
          </table:table-cell>
          <table:table-cell table:style-name="ce47"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7"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NET-FW-002</text:p>
          </table:table-cell>
          <table:table-cell table:style-name="ce47" office:value-type="string" calcext:value-type="string">
            <text:p>Remove entry created in the previous step and verify that unit no longer allows connections to port 540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5" office:value-type="string" calcext:value-type="string">
            <text:p>NET-FW-002.5</text:p>
          </table:table-cell>
          <table:table-cell table:style-name="ce50" office:value-type="string" calcext:value-type="string">
            <text:p>Test port range the same way as before (NET-FW-001): 5400:5402.</text:p>
          </table:table-cell>
          <table:table-cell table:style-name="ce50"/>
          <table:table-cell table:style-name="ce81"/>
          <table:table-cell table:style-name="ce50" table:number-columns-repeated="4"/>
          <table:table-cell table:style-name="ce89"/>
          <table:table-cell table:style-name="ce91" table:number-columns-repeated="19"/>
          <table:table-cell table:style-name="ce15" table:number-columns-repeated="996"/>
        </table:table-row>
        <table:table-row table:style-name="ro15">
          <table:table-cell table:style-name="ce23" office:value-type="string" calcext:value-type="string">
            <text:p>NET-FW-003</text:p>
          </table:table-cell>
          <table:table-cell table:style-name="ce47"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NET-FW-004</text:p>
          </table:table-cell>
          <table:table-cell table:style-name="ce47" office:value-type="string" calcext:value-type="string">
            <text:p>Edit the 'port 5400' entry to allow connection based on permitted interface (eth0) instead of network. Verify that only packets arrived on this interface are allowed. <text: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office:value-type="string" calcext:value-type="string">
            <text:p>NET-FW-005</text:p>
          </table:table-cell>
          <table:table-cell table:style-name="ce47"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8">
          <table:table-cell table:style-name="ce23" office:value-type="string" calcext:value-type="string">
            <text:p>NET-FW-006</text:p>
          </table:table-cell>
          <table:table-cell table:style-name="ce47"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7">
          <table:table-cell table:style-name="ce23" office:value-type="string" calcext:value-type="string">
            <text:p>NET-FW-007</text:p>
          </table:table-cell>
          <table:table-cell table:style-name="ce47"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Firewal: Port Forwarding</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2">
          <table:table-cell table:style-name="ce23" office:value-type="string" calcext:value-type="string">
            <text:p>NET-FW-008</text:p>
          </table:table-cell>
          <table:table-cell table:style-name="ce47"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7"/>
          <table:table-cell table:style-name="ce80"/>
          <table:table-cell table:style-name="ce86"/>
          <table:table-cell table:style-name="ce47" table:number-columns-repeated="3"/>
          <table:table-cell table:style-name="ce89"/>
          <table:table-cell table:style-name="ce91" table:number-columns-repeated="19"/>
          <table:table-cell table:style-name="ce15"/>
          <table:table-cell table:number-columns-repeated="995"/>
        </table:table-row>
        <table:table-row table:style-name="ro33">
          <table:table-cell table:style-name="ce23" office:value-type="string" calcext:value-type="string">
            <text:p>NET-FW-009</text:p>
          </table:table-cell>
          <table:table-cell table:style-name="ce47"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51" office:value-type="string" calcext:value-type="string">
            <text:p><text:span text:style-name="T3">Modify port forwarding entry by specifying permitted MAC address. Verify that connection </text:span><text:span text:style-name="T5">is </text:span><text:span text:style-name="T3">allowed only if </text:span><text:span text:style-name="T5">it</text:span><text:span text:style-name="T3"> originated from the specified host. </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51" office:value-type="string" calcext:value-type="string">
            <text:p><text:span text:style-name="T3">Modify port forwarding entry by specifying source port range (i.e. 10100:10200). Verify that connection </text:span><text:span text:style-name="T5">is</text:span><text:span text:style-name="T3"> allowed only if source port falls in the range specified.</text:span></text:p>
            <text:p><text:span text:style-name="T3">On destination host: nc -l 4050</text:span></text:p>
            <text:p><text:span text:style-name="T3">On connecting host: nc -p 10101 10.11.5.4 3040</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NET-FW-012</text:p>
          </table:table-cell>
          <table:table-cell table:style-name="ce47"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Firewal: IP Forwarding/Masquerading</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36">
          <table:table-cell table:style-name="ce23" office:value-type="string" calcext:value-type="string">
            <text:p>NET-FW-013</text:p>
          </table:table-cell>
          <table:table-cell table:style-name="ce47"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7" office:value-type="string" calcext:value-type="string">
            <text:p>Server/destination on e.g. 172.16.0.5:</text:p>
            <text:p>nc -l 5400</text:p>
            <text:p/>
            <text:p>Client/source on 10.11.5.x:</text:p>
            <text:p>nc 172.16.0.5 5400</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7">
          <table:table-cell table:style-name="ce23"/>
          <table:table-cell table:style-name="ce49" office:value-type="string" calcext:value-type="string">
            <text:p>Kura web UI Package Deployment</text:p>
          </table:table-cell>
          <table:table-cell table:style-name="ce49"/>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37">
          <table:table-cell table:style-name="ce23" office:value-type="string" calcext:value-type="string">
            <text:p>DEN-DEPLOY-001</text:p>
          </table:table-cell>
          <table:table-cell table:style-name="ce51"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72" office:value-type="string" calcext:value-type="string">
            <text:p><text:span text:style-name="T3">Publish a bundle:</text:span></text:p>
            <text:p><text:span text:style-name="T3">telnet &lt;IP&gt; 5002</text:span></text:p>
            <text:p><text:span text:style-name="T3">&gt; install &lt;path to publisher.jar&gt;</text:span></text:p>
            <text:p><text:span text:style-name="T11">&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7">
          <table:table-cell table:style-name="ce23" office:value-type="string" calcext:value-type="string">
            <text:p>DEN-DEPLOY-002</text:p>
          </table:table-cell>
          <table:table-cell table:style-name="ce47"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23">
          <table:table-cell table:style-name="ce23" office:value-type="string" calcext:value-type="string">
            <text:p>DEN-DEPLOY-003</text:p>
          </table:table-cell>
          <table:table-cell table:style-name="ce47" office:value-type="string" calcext:value-type="string">
            <text:p>Reboot the gateway (power OFF/ON) and check after reconnection that publisher application is still publishing with the same parameters</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8">
          <table:table-cell table:style-name="ce23" office:value-type="string" calcext:value-type="string">
            <text:p>DEN-DEPLOY-004</text:p>
          </table:table-cell>
          <table:table-cell table:style-name="ce47"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7">
          <table:table-cell table:style-name="ce23" office:value-type="string" calcext:value-type="string">
            <text:p>DEN-DEPLOY-005</text:p>
          </table:table-cell>
          <table:table-cell table:style-name="ce47"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23">
          <table:table-cell table:style-name="ce23" office:value-type="string" calcext:value-type="string">
            <text:p>DEN-DEPLOY-006</text:p>
          </table:table-cell>
          <table:table-cell table:style-name="ce47" office:value-type="string" calcext:value-type="string">
            <text:p>Reboot the gateway (power OFF/ON) and check after reconnection that publisher application is still not installed and not publishing</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38">
          <table:table-cell table:style-name="ce26" office:value-type="string" calcext:value-type="string">
            <text:p>DEN-DEPLOY-007</text:p>
          </table:table-cell>
          <table:table-cell table:style-name="ce52"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2"/>
          <table:table-cell table:style-name="ce82"/>
          <table:table-cell table:style-name="ce52" table:number-columns-repeated="3"/>
          <table:table-cell table:style-name="ce50"/>
          <table:table-cell table:style-name="ce91" table:number-columns-repeated="20"/>
          <table:table-cell table:style-name="ce15" table:number-columns-repeated="996"/>
        </table:table-row>
        <table:table-row table:style-name="ro39">
          <table:table-cell table:style-name="ce26" office:value-type="string" calcext:value-type="string">
            <text:p>DEN-DEPLOY-008</text:p>
          </table:table-cell>
          <table:table-cell table:style-name="ce52" office:value-type="string" calcext:value-type="string">
            <text:p>Drag one of the components to a location not planned for installation - installation shouldn't trigger</text:p>
          </table:table-cell>
          <table:table-cell table:style-name="ce50"/>
          <table:table-cell table:style-name="ce80"/>
          <table:table-cell table:style-name="ce50" table:number-columns-repeated="4"/>
          <table:table-cell table:style-name="ce88" table:number-columns-repeated="20"/>
          <table:table-cell table:number-columns-repeated="996"/>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Kura Admin web page Configuration</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0">
          <table:table-cell table:style-name="ce23" office:value-type="string" calcext:value-type="string">
            <text:p>DEN-CONF-001</text:p>
          </table:table-cell>
          <table:table-cell table:style-name="ce47"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office:value-type="string" calcext:value-type="string">
            <text:p>DEN-CONF-002</text:p>
          </table:table-cell>
          <table:table-cell table:style-name="ce47" office:value-type="string" calcext:value-type="string">
            <text:p>Change publish.rate and check the time interval is correct on the log.</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office:value-type="string" calcext:value-type="string">
            <text:p>DEN-CONF-003</text:p>
          </table:table-cell>
          <table:table-cell table:style-name="ce47" office:value-type="string" calcext:value-type="string">
            <text:p>Change publish.appTopic and check the topic changes on the log.</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04</text:p>
          </table:table-cell>
          <table:table-cell table:style-name="ce47" office:value-type="string" calcext:value-type="string">
            <text:p>Try to change metric.integer.fixed, you should not be allowed to edit this fiel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05</text:p>
          </table:table-cell>
          <table:table-cell table:style-name="ce47" office:value-type="string" calcext:value-type="string">
            <text:p>Try to change metric.long to 4294967297, an error should be reported saying “Value must be smaller or equal to 4294967296”.</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7" office:value-type="string" calcext:value-type="string">
            <text:p>DEN-CONF-005.5</text:p>
          </table:table-cell>
          <table:table-cell table:style-name="ce53" office:value-type="string" calcext:value-type="string">
            <text:p>Try to change metric.long to 9999999999999999999 (outside long type range), an error should be reported saying “<text:span text:style-name="T6">Value 9999999999999999999 is invalid.</text:span>”.</text:p>
          </table:table-cell>
          <table:table-cell table:style-name="ce32"/>
          <table:table-cell table:style-name="ce83"/>
          <table:table-cell table:style-name="ce47"/>
          <table:table-cell table:style-name="ce35"/>
          <table:table-cell table:style-name="ce32"/>
          <table:table-cell table:style-name="ce47"/>
          <table:table-cell table:style-name="ce89"/>
          <table:table-cell table:style-name="ce91" table:number-columns-repeated="19"/>
          <table:table-cell table:style-name="ce15" table:number-columns-repeated="996"/>
        </table:table-row>
        <table:table-row table:style-name="ro23">
          <table:table-cell table:style-name="ce23" office:value-type="string" calcext:value-type="string">
            <text:p>DEN-CONF-006</text:p>
          </table:table-cell>
          <table:table-cell table:style-name="ce47" office:value-type="string" calcext:value-type="string">
            <text:p>Try to change metric.long to -4294967297, an error should be reported saying "Value must be greater or equal to -4294967296”.</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07</text:p>
          </table:table-cell>
          <table:table-cell table:style-name="ce47" office:value-type="string" calcext:value-type="string">
            <text:p>Try to change metric.long to 0.1, an error should be reported saying “<text:span text:style-name="T6">Value 0.1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08</text:p>
          </table:table-cell>
          <table:table-cell table:style-name="ce47" office:value-type="string" calcext:value-type="string">
            <text:p>Change metric.long to 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09</text:p>
          </table:table-cell>
          <table:table-cell table:style-name="ce47" office:value-type="string" calcext:value-type="string">
            <text:p>Try to change metric.integer to 2147483601, an error should be reported saying “Value must be smaller or equal to 214748360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0</text:p>
          </table:table-cell>
          <table:table-cell table:style-name="ce47" office:value-type="string" calcext:value-type="string">
            <text:p>Try to change metric. integer to -2147483601, an error should be reported saying “Value must be greater or equal to -214748360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1</text:p>
          </table:table-cell>
          <table:table-cell table:style-name="ce47" office:value-type="string" calcext:value-type="string">
            <text:p>Try to change metric.integer to 2147483648 (just outside int type range), an error should be reported saying “<text:span text:style-name="T6">Value 2147483648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2</text:p>
          </table:table-cell>
          <table:table-cell table:style-name="ce47" office:value-type="string" calcext:value-type="string">
            <text:p>Try to change metric.integer to 0.1, an error should be reported saying “<text:span text:style-name="T6">Value 0.1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3</text:p>
          </table:table-cell>
          <table:table-cell table:style-name="ce47" office:value-type="string" calcext:value-type="string">
            <text:p>Change metric.integer to 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4</text:p>
          </table:table-cell>
          <table:table-cell table:style-name="ce47" office:value-type="string" calcext:value-type="string">
            <text:p>Try to change metric.short to 32761, an error should be reported saying “Value must be smaller or equal to 3276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5</text:p>
          </table:table-cell>
          <table:table-cell table:style-name="ce47" office:value-type="string" calcext:value-type="string">
            <text:p>Try to change metric.short to - 32761, an error should be reported saying “Value must be greater or equal to -3276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6</text:p>
          </table:table-cell>
          <table:table-cell table:style-name="ce47" office:value-type="string" calcext:value-type="string">
            <text:p>Try to change metric.short to 32768, an error should be reported saying “<text:span text:style-name="T6">Value 32768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7</text:p>
          </table:table-cell>
          <table:table-cell table:style-name="ce47" office:value-type="string" calcext:value-type="string">
            <text:p>Try to change metric.short to 0.1, an error should be reported saying “<text:span text:style-name="T6">Value 0.1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8</text:p>
          </table:table-cell>
          <table:table-cell table:style-name="ce47" office:value-type="string" calcext:value-type="string">
            <text:p>Change metric.short to 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19</text:p>
          </table:table-cell>
          <table:table-cell table:style-name="ce47" office:value-type="string" calcext:value-type="string">
            <text:p>Try to change metric.double to 4294967296, an error should be reported saying “Value must be smaller or equal to 4294967295.99999”.</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0</text:p>
          </table:table-cell>
          <table:table-cell table:style-name="ce47" office:value-type="string" calcext:value-type="string">
            <text:p>Try to change metric.double to - 4294967296, an error should be reported saying “Value must be greater or equal to -4294967295.99999”.</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1</text:p>
          </table:table-cell>
          <table:table-cell table:style-name="ce47" office:value-type="string" calcext:value-type="string">
            <text:p>Change metric. double to 0.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2</text:p>
          </table:table-cell>
          <table:table-cell table:style-name="ce47" office:value-type="string" calcext:value-type="string">
            <text:p>Try to change metric.float to 32767, an error should be reported saying “Value must be smaller or equal to 32766.99”.</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3</text:p>
          </table:table-cell>
          <table:table-cell table:style-name="ce47" office:value-type="string" calcext:value-type="string">
            <text:p>Try to change metric.float to - 32767, an error should be reported saying “Value must be greater or equal to -32766.99”.</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4</text:p>
          </table:table-cell>
          <table:table-cell table:style-name="ce47" office:value-type="string" calcext:value-type="string">
            <text:p>Change metric.float to 0.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5</text:p>
          </table:table-cell>
          <table:table-cell table:style-name="ce47" office:value-type="string" calcext:value-type="string">
            <text:p>Try to change metric.char to A, an error should be reported saying “Value must be greater <text:span text:style-name="T6">or equal to</text:span> a”.</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6</text:p>
          </table:table-cell>
          <table:table-cell table:style-name="ce47" office:value-type="string" calcext:value-type="string">
            <text:p>Change metric.char to m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7</text:p>
          </table:table-cell>
          <table:table-cell table:style-name="ce47" office:value-type="string" calcext:value-type="string">
            <text:p>Try to change metric.byte to 121, an error should be reported saying “Value must be smaller or equal to 12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8</text:p>
          </table:table-cell>
          <table:table-cell table:style-name="ce47" office:value-type="string" calcext:value-type="string">
            <text:p>Try to change metric.byte to -121, an error should be reported saying “Value must be greater or equal to -120”.</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29</text:p>
          </table:table-cell>
          <table:table-cell table:style-name="ce47" office:value-type="string" calcext:value-type="string">
            <text:p>Try to change metric.byte to 128, an error should be reported saying “<text:span text:style-name="T6">Value 128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30</text:p>
          </table:table-cell>
          <table:table-cell table:style-name="ce47" office:value-type="string" calcext:value-type="string">
            <text:p>Try to change metric.byte to 0.1, an error should be reported saying “<text:span text:style-name="T6">Value 0.1 is invalid.</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31</text:p>
          </table:table-cell>
          <table:table-cell table:style-name="ce47" office:value-type="string" calcext:value-type="string">
            <text:p>Change metric.byte to 0 and check on the log that the message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32</text:p>
          </table:table-cell>
          <table:table-cell table:style-name="ce47" office:value-type="string" calcext:value-type="string">
            <text:p>Change metric.boolean to true using a radio button and check the value on EC console <text:s/>Results Table.</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DEN-CONF-033</text:p>
          </table:table-cell>
          <table:table-cell table:style-name="ce47" office:value-type="string" calcext:value-type="string">
            <text:p>Change the metric metric.string.array to be: string.value10,string.value20,string.value30,string.value40</text:p>
            <text:p>Log should display proper value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34</text:p>
          </table:table-cell>
          <table:table-cell table:style-name="ce47" office:value-type="string" calcext:value-type="string">
            <text:p>Change the metric metric.short.array to be: 10,20,30,40.</text:p>
            <text:p>Log should display proper value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DEN-CONF-036</text:p>
          </table:table-cell>
          <table:table-cell table:style-name="ce47" office:value-type="string" calcext:value-type="string">
            <text:p>Try to switch to the configuration of another service before clicking on Apply. A dialog warning for unsaved changes should appear. </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DEN-CONF-037</text:p>
          </table:table-cell>
          <table:table-cell table:style-name="ce47"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number-rows-repeated="2">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
          <table:table-cell table:style-name="ce23"/>
          <table:table-cell table:style-name="ce49" office:value-type="string" calcext:value-type="string">
            <text:p>Kura Data Service</text:p>
          </table:table-cell>
          <table:table-cell table:style-name="ce47" office:value-type="string" calcext:value-type="string">
            <text:p>Since 3.1.0</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1">
          <table:table-cell table:style-name="ce23" office:value-type="string" calcext:value-type="string">
            <text:p>DATA-LIMIT-001</text:p>
            <text:p/>
            <text:p>(No limiting)</text:p>
          </table:table-cell>
          <table:table-cell table:style-name="ce47"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2">
          <table:table-cell table:style-name="ce23" office:value-type="string" calcext:value-type="string">
            <text:p>DATA-LIMIT-002</text:p>
            <text:p/>
            <text:p>(Slow messages)</text:p>
          </table:table-cell>
          <table:table-cell table:style-name="ce47"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3">
          <table:table-cell table:style-name="ce23" office:value-type="string" calcext:value-type="string">
            <text:p>DATA-LIMIT-003</text:p>
            <text:p/>
            <text:p>(Slow messages)</text:p>
          </table:table-cell>
          <table:table-cell table:style-name="ce47" office:value-type="string" calcext:value-type="string">
            <text:p>Set rate.limit.average = 10</text:p>
            <text:p>rate.limit.time.unit = SECONDS.</text:p>
            <text:p/>
            <text:p>Observe that messages are still published immediately i.e. 1/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4">
          <table:table-cell table:style-name="ce23" office:value-type="string" calcext:value-type="string">
            <text:p>DATA-LIMIT-004</text:p>
            <text:p/>
            <text:p>(No interference with life<text:span text:style-name="T1">cycle messages and device management)</text:span></text:p>
          </table:table-cell>
          <table:table-cell table:style-name="ce47"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3">
          <table:table-cell table:style-name="ce23" office:value-type="string" calcext:value-type="string">
            <text:p>DATA-LIMIT-005</text:p>
            <text:p/>
            <text:p>(Burst works)</text:p>
          </table:table-cell>
          <table:table-cell table:style-name="ce49" office:value-type="string" calcext:value-type="string">
            <text:p><text:span text:style-name="T7">Update rate.limit.burst.size =</text:span><text:span text:style-name="T8"> 100.</text:span></text:p>
            <text:p/>
            <text:p><text:span text:style-name="T9">Observe that 100 messages are sent immediately, the rest are still coming 1/s.</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3">
          <table:table-cell table:style-name="ce23" office:value-type="string" calcext:value-type="string">
            <text:p>DATA-LIMIT-006</text:p>
            <text:p/>
            <text:p>(Average limiting works)</text:p>
          </table:table-cell>
          <table:table-cell table:style-name="ce47" office:value-type="string" calcext:value-type="string">
            <text:p>Update rate.limit.average = 10.</text:p>
            <text:p/>
            <text:p>Observe that 10 msg/s are published until the queue is empty. After that 1 msg every 100 s is publish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5">
          <table:table-cell table:style-name="ce23" office:value-type="string" calcext:value-type="string">
            <text:p>DATA-LIMIT-007</text:p>
            <text:p/>
            <text:p>(No interference with life<text:span text:style-name="T1">cycle messages and device management</text:span>)</text:p>
          </table:table-cell>
          <table:table-cell table:style-name="ce47"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1">
          <table:table-cell table:style-name="ce23" office:value-type="string" calcext:value-type="string">
            <text:p>DATA-LIMIT-008</text:p>
            <text:p/>
            <text:p>(No interference with life<text:span text:style-name="T1">cycle messages and device management</text:span>)</text:p>
          </table:table-cell>
          <table:table-cell table:style-name="ce47"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2">
          <table:table-cell table:style-name="ce23" office:value-type="string" calcext:value-type="string">
            <text:p>DATA-LIMIT-009</text:p>
            <text:p/>
            <text:p>(No interference with life<text:span text:style-name="T1">cycle messages and device management</text:span>)</text:p>
          </table:table-cell>
          <table:table-cell table:style-name="ce47" office:value-type="string" calcext:value-type="string">
            <text:p>Shutdown the device and observe that it ’immediately’ becomes disconnected on the broker.</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6">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
          <table:table-cell table:style-name="ce28"/>
          <table:table-cell table:style-name="ce54" office:value-type="string" calcext:value-type="string">
            <text:p>Kura Database – H2</text:p>
          </table:table-cell>
          <table:table-cell table:style-name="ce55" office:value-type="string" calcext:value-type="string">
            <text:p>Since 3.1.0</text:p>
          </table:table-cell>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2">
          <table:table-cell table:style-name="ce29" office:value-type="string" calcext:value-type="string">
            <text:p>DB-H2-001</text:p>
            <text:p/>
            <text:p>(invalid config)</text:p>
          </table:table-cell>
          <table:table-cell table:style-name="ce55" office:value-type="string" calcext:value-type="string">
            <text:p>Navigate to Services-&gt;H2DbService</text:p>
            <text:p>Set:</text:p>
            <text:p>db.connector.url = jdbc:h2:mem:</text:p>
            <text:p/>
            <text:p>Observe that there’s error in kura.log.</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3">
          <table:table-cell table:style-name="ce30" office:value-type="string" calcext:value-type="string">
            <text:p>DB-H2-002</text:p>
            <text:p/>
            <text:p>(in-memory DB)</text:p>
          </table:table-cell>
          <table:table-cell table:style-name="ce55" office:value-type="string" calcext:value-type="string">
            <text:p>Restore</text:p>
            <text:p>db.connector.url = jdbc:h2:mem:kuradb</text:p>
            <text:p/>
            <text:p>Observe that there are no error messages this time in the log.</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3">
          <table:table-cell table:style-name="ce29" office:value-type="string" calcext:value-type="string">
            <text:p>DB-H2-003</text:p>
            <text:p/>
            <text:p>(file DB)</text:p>
          </table:table-cell>
          <table:table-cell table:style-name="ce55" office:value-type="string" calcext:value-type="string">
            <text:p>Update</text:p>
            <text:p>db.connector.url = jdbc:h2:<text:a xlink:href="../../../../../tmp/kuradb" xlink:type="simple">file:/tmp/kuradb</text:a></text:p>
            <text:p/>
            <text:p>Observe that /tmp/kuradb.*.db files are created.</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7">
          <table:table-cell table:style-name="ce30" office:value-type="string" calcext:value-type="string">
            <text:p>DB-H2-004</text:p>
            <text:p/>
            <text:p>(multiple instances)</text:p>
          </table:table-cell>
          <table:table-cell table:style-name="ce55"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8">
          <table:table-cell table:style-name="ce29" office:value-type="string" calcext:value-type="string">
            <text:p>DB-H2-005</text:p>
            <text:p/>
            <text:p>(web console)</text:p>
          </table:table-cell>
          <table:table-cell table:style-name="ce56" office:value-type="string" calcext:value-type="string">
            <text:p>Go to Services-&gt;H2DbServer, set:</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7">Update JDBC URL to jdbc:h2:mem:kuradb and Connect.</text:span></text:p>
            <text:p/>
            <text:p><text:span text:style-name="T7">WR_data or WR_data2 table should be available and contain some data.</text:span></text:p>
            <text:p/>
            <text:p><text:span text:style-name="T7">Disconnect and update JDBC URL to jdbc:h2:file:/tmp/kuradb and Connect.</text:span></text:p>
            <text:p/>
            <text:p><text:span text:style-name="T7">WR_data2 or WR_data table should be available and also contain some data.</text:span></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5">
          <table:table-cell table:style-name="ce30" office:value-type="string" calcext:value-type="string">
            <text:p>DB-H2-006</text:p>
            <text:p/>
            <text:p>(TCP server)</text:p>
          </table:table-cell>
          <table:table-cell table:style-name="ce55" office:value-type="string" calcext:value-type="string">
            <text:p>Go to Services-&gt;H2DbServer, set:</text:p>
            <text:p>db.server.enabled = true</text:p>
            <text:p>db.server.type = TCP</text:p>
            <text:p>db.server.commandline = -tcpPort 9123 -tcpAllowOthers -ifExists</text:p>
            <text:p/>
            <text:p>Connect to &lt;IP&gt;:9123 with your favourite JDBC client.</text:p>
            <text:p/>
            <text:p>Connection should work.</text:p>
          </table:table-cell>
          <table:table-cell table:style-name="ce54"/>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3">
          <table:table-cell table:style-name="ce29" office:value-type="string" calcext:value-type="string">
            <text:p>DB-H2-007</text:p>
            <text:p/>
            <text:p>(password update)</text:p>
          </table:table-cell>
          <table:table-cell table:style-name="ce55"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55"/>
          <table:table-cell table:style-name="ce84"/>
          <table:table-cell table:style-name="ce55" table:number-columns-repeated="4"/>
          <table:table-cell table:style-name="ce93"/>
          <table:table-cell table:style-name="ce94" table:number-columns-repeated="19"/>
          <table:table-cell table:style-name="ce15"/>
          <table:table-cell table:number-columns-repeated="995"/>
        </table:table-row>
        <table:table-row table:style-name="ro49">
          <table:table-cell table:style-name="ce31" office:value-type="string" calcext:value-type="string">
            <text:p>DB-H2-008</text:p>
            <text:p/>
            <text:p>(instance switching)</text:p>
          </table:table-cell>
          <table:table-cell table:style-name="ce57"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9">
          <table:table-cell table:style-name="ce31" office:value-type="string" calcext:value-type="string">
            <text:p>DB-H2-009</text:p>
            <text:p/>
            <text:p>(instance switching)</text:p>
          </table:table-cell>
          <table:table-cell table:style-name="ce57"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0">
          <table:table-cell table:style-name="ce31" office:value-type="string" calcext:value-type="string">
            <text:p>DB-H2-010</text:p>
            <text:p/>
            <text:p>(instance switching)</text:p>
          </table:table-cell>
          <table:table-cell table:style-name="ce57"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1">
          <table:table-cell table:style-name="ce31" office:value-type="string" calcext:value-type="string">
            <text:p>DB-H2-011</text:p>
            <text:p/>
            <text:p>(instance switching)</text:p>
          </table:table-cell>
          <table:table-cell table:style-name="ce57"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6">
          <table:table-cell table:style-name="ce31"/>
          <table:table-cell table:style-name="ce57"/>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2">
          <table:table-cell table:style-name="ce31"/>
          <table:table-cell table:style-name="ce58" office:value-type="string" calcext:value-type="string">
            <text:p>Kura Snapshots</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2">
          <table:table-cell table:style-name="ce31" office:value-type="string" calcext:value-type="string">
            <text:p>DEN-SNAP-001</text:p>
          </table:table-cell>
          <table:table-cell table:style-name="ce57"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3">
          <table:table-cell table:style-name="ce31" office:value-type="string" calcext:value-type="string">
            <text:p>DEN-SNAP-002</text:p>
          </table:table-cell>
          <table:table-cell table:style-name="ce57" office:value-type="string" calcext:value-type="string">
            <text:p>Select the previous snapshot and click on Rollback. The corresponding configuration is restored and a new snapshot is created. Refresh page to see the changes.</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4">
          <table:table-cell table:style-name="ce31" office:value-type="string" calcext:value-type="string">
            <text:p>DEN-SNAP-003</text:p>
          </table:table-cell>
          <table:table-cell table:style-name="ce57" office:value-type="string" calcext:value-type="string">
            <text:p>Select the last snapshot created and click on Download: the xml file is downloaded on your statio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6">
          <table:table-cell table:style-name="ce31" office:value-type="string" calcext:value-type="string">
            <text:p>DEN-SNAP-004</text:p>
          </table:table-cell>
          <table:table-cell table:style-name="ce57"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6">
          <table:table-cell table:style-name="ce31"/>
          <table:table-cell table:style-name="ce57"/>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2">
          <table:table-cell table:style-name="ce31"/>
          <table:table-cell table:style-name="ce57"/>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2">
          <table:table-cell table:style-name="ce31"/>
          <table:table-cell table:style-name="ce58" office:value-type="string" calcext:value-type="string">
            <text:p>Clock Service</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5">
          <table:table-cell table:style-name="ce31"/>
          <table:table-cell table:style-name="ce57"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number-columns-repeated="996"/>
        </table:table-row>
        <table:table-row table:style-name="ro56">
          <table:table-cell table:style-name="ce31" office:value-type="string" calcext:value-type="string">
            <text:p>DEN-CLOCK-001</text:p>
          </table:table-cell>
          <table:table-cell table:style-name="ce57"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7" office:value-type="string" calcext:value-type="string">
            <text:p>date</text:p>
            <text:p>date 051521452016</text:p>
            <text:p/>
            <text:p>On BBB HW clock needs to be written explicitly:</text:p>
            <text:p>hwclock -w</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6">
          <table:table-cell table:style-name="ce31" office:value-type="string" calcext:value-type="string">
            <text:p>DEN-CLOCK-002</text:p>
          </table:table-cell>
          <table:table-cell table:style-name="ce57"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46">
          <table:table-cell table:style-name="ce31" office:value-type="string" calcext:value-type="string">
            <text:p>DEN-CLOCK-003</text:p>
          </table:table-cell>
          <table:table-cell table:style-name="ce57"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46">
          <table:table-cell table:style-name="ce31"/>
          <table:table-cell table:style-name="ce57"/>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2">
          <table:table-cell table:style-name="ce31"/>
          <table:table-cell table:style-name="ce58" office:value-type="string" calcext:value-type="string">
            <text:p>Position Service</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6">
          <table:table-cell table:style-name="ce31" office:value-type="string" calcext:value-type="string">
            <text:p>DEN-POS-001</text:p>
          </table:table-cell>
          <table:table-cell table:style-name="ce59"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3">
          <table:table-cell table:style-name="ce31" office:value-type="string" calcext:value-type="string">
            <text:p>DEN-POS-002</text:p>
          </table:table-cell>
          <table:table-cell table:style-name="ce57"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54">
          <table:table-cell table:style-name="ce31" office:value-type="string" calcext:value-type="string">
            <text:p>DEN-POS-003</text:p>
          </table:table-cell>
          <table:table-cell table:style-name="ce57" office:value-type="string" calcext:value-type="string">
            <text:p>Repeat step DEN-POS-001 and verify in EC console that the previous static position is correctly reported in Device Profile.</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46">
          <table:table-cell table:style-name="ce31"/>
          <table:table-cell table:style-name="ce57"/>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46">
          <table:table-cell table:style-name="ce31"/>
          <table:table-cell table:style-name="ce58" office:value-type="string" calcext:value-type="string">
            <text:p>Watchdog Service</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57">
          <table:table-cell table:style-name="ce31" office:value-type="string" calcext:value-type="string">
            <text:p>DEN-WD-002</text:p>
          </table:table-cell>
          <table:table-cell table:style-name="ce57"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7" office:value-type="string" calcext:value-type="string">
            <text:p>Note: not available in Kura 3.0.0</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8">
          <table:table-cell table:style-name="ce31"/>
          <table:table-cell table:style-name="ce57"/>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6">
          <table:table-cell table:style-name="ce31"/>
          <table:table-cell table:style-name="ce58" office:value-type="string" calcext:value-type="string">
            <text:p>GPIO</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8">
          <table:table-cell table:style-name="ce31" office:value-type="string" calcext:value-type="string">
            <text:p>PTC-GPIO-002</text:p>
          </table:table-cell>
          <table:table-cell table:style-name="ce57" office:value-type="string" calcext:value-type="string">
            <text:p>Install org.eclipse.kura.example.gpio bundle and check in kura.log and kura-console.log that no error is report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9">
          <table:table-cell table:style-name="ce23" office:value-type="string" calcext:value-type="string">
            <text:p>PTC-GPIO-003</text:p>
          </table:table-cell>
          <table:table-cell table:style-name="ce47"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7" office:value-type="string" calcext:value-type="string">
            <text:p>For BBB check configuration in:</text:p>
            <text:p>/sys/class/gpio/gpio45/</text:p>
            <text:p>/sys/class/gpio/gpio44/</text:p>
          </table:table-cell>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Bluetooth Low Energy</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17">
          <table:table-cell table:style-name="ce23" office:value-type="string" calcext:value-type="string">
            <text:p>PTC-BLE-001</text:p>
          </table:table-cell>
          <table:table-cell table:style-name="ce60"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7" office:value-type="string" calcext:value-type="string">
            <text:p>Bluez package may already have been installed on the system.</text:p>
          </table:table-cell>
          <table:table-cell table:style-name="ce80"/>
          <table:table-cell table:style-name="ce60" table:number-columns-repeated="4"/>
          <table:table-cell table:style-name="ce89"/>
          <table:table-cell table:style-name="ce91" table:number-columns-repeated="19"/>
          <table:table-cell table:style-name="ce15"/>
          <table:table-cell table:number-columns-repeated="995"/>
        </table:table-row>
        <table:table-row table:style-name="ro60">
          <table:table-cell table:style-name="ce23" office:value-type="string" calcext:value-type="string">
            <text:p>PTC-BLE-002</text:p>
          </table:table-cell>
          <table:table-cell table:style-name="ce47" office:value-type="string" calcext:value-type="string">
            <text:p>Install org.eclipse.kura.example.ble.tisensortag bundle and check in kura.log and kura-console.log that no error is reported. A message indicating "startLeScan" is repeated periodically.</text:p>
          </table:table-cell>
          <table:table-cell table:style-name="ce47"/>
          <table:table-cell table:style-name="ce80"/>
          <table:table-cell table:style-name="ce86"/>
          <table:table-cell table:style-name="ce47" table:number-columns-repeated="3"/>
          <table:table-cell table:style-name="ce89"/>
          <table:table-cell table:style-name="ce91" table:number-columns-repeated="19"/>
          <table:table-cell table:style-name="ce15"/>
          <table:table-cell table:number-columns-repeated="995"/>
        </table:table-row>
        <table:table-row table:style-name="ro15">
          <table:table-cell table:style-name="ce23" office:value-type="string" calcext:value-type="string">
            <text:p>PTC-BLE-003</text:p>
          </table:table-cell>
          <table:table-cell table:style-name="ce47" office:value-type="string" calcext:value-type="string">
            <text:p>Power on the SensorTag by pressing its On/Off button and verify that the device is detected in kura.log, then the sensors values are periodically reported in the log.</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table:table-cell table:style-name="ce49" office:value-type="string" calcext:value-type="string">
            <text:p>Bluetooth Low Energy Beacon</text:p>
          </table:table-cell>
          <table:table-cell table:style-name="ce49"/>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7">
          <table:table-cell table:style-name="ce23" office:value-type="string" calcext:value-type="string">
            <text:p>PTC-BLE-004</text:p>
          </table:table-cell>
          <table:table-cell table:style-name="ce47" office:value-type="string" calcext:value-type="string">
            <text:p>Run PTC-BLE-001 test in order to detect BLE capabilities of the device</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PTC-BLE-005</text:p>
          </table:table-cell>
          <table:table-cell table:style-name="ce47" office:value-type="string" calcext:value-type="string">
            <text:p>Install org.eclipse.kura.example.beacon bundle and check in kura.log and kura-console.log that no errors are reported.</text:p>
          </table:table-cell>
          <table:table-cell table:style-name="ce47"/>
          <table:table-cell table:style-name="ce80"/>
          <table:table-cell table:style-name="ce47" table:number-columns-repeated="4"/>
          <table:table-cell table:style-name="ce89"/>
          <table:table-cell table:style-name="ce91" table:number-columns-repeated="19"/>
          <table:table-cell table:style-name="ce15"/>
          <table:table-cell table:number-columns-repeated="995"/>
        </table:table-row>
        <table:table-row table:style-name="ro23">
          <table:table-cell table:style-name="ce23" office:value-type="string" calcext:value-type="string">
            <text:p>PTC-BLE-006</text:p>
          </table:table-cell>
          <table:table-cell table:style-name="ce47" office:value-type="string" calcext:value-type="string">
            <text:p>Change some parameters for the beacon bundle from the web UI and enable advertising. Check that in the log files all commands succedeed.</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5">
          <table:table-cell table:style-name="ce23" office:value-type="string" calcext:value-type="string">
            <text:p>PTC-BLE-007</text:p>
          </table:table-cell>
          <table:table-cell table:style-name="ce47" office:value-type="string" calcext:value-type="string">
            <text:p>Using an Android app (like iBeacon Finder, iBeacon Scanner or iBeaconDetector) check that the beacons are received and the parameters are consistent with ones on the web UI.</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5">
          <table:table-cell table:style-name="ce23"/>
          <table:table-cell table:style-name="ce47" table:number-columns-repeated="2"/>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7">
          <table:table-cell table:style-name="ce23"/>
          <table:table-cell table:style-name="ce49" office:value-type="string" calcext:value-type="string">
            <text:p>Bluetooth Low Energy Beacon Scanner</text:p>
          </table:table-cell>
          <table:table-cell table:style-name="ce49"/>
          <table:table-cell table:style-name="ce80"/>
          <table:table-cell table:style-name="ce47" table:number-columns-repeated="4"/>
          <table:table-cell table:style-name="ce91" table:number-columns-repeated="20"/>
          <table:table-cell table:style-name="ce15" table:number-columns-repeated="996"/>
        </table:table-row>
        <table:table-row table:style-name="ro7">
          <table:table-cell table:style-name="ce23" office:value-type="string" calcext:value-type="string">
            <text:p>PTC-BLE-008</text:p>
          </table:table-cell>
          <table:table-cell table:style-name="ce47" office:value-type="string" calcext:value-type="string">
            <text:p>Run PTC-BLE-001 test in order to detect BLE capabilities of the device</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23">
          <table:table-cell table:style-name="ce23" office:value-type="string" calcext:value-type="string">
            <text:p>PTC-BLE-009</text:p>
          </table:table-cell>
          <table:table-cell table:style-name="ce47" office:value-type="string" calcext:value-type="string">
            <text:p>Install org.eclipse.kura.example.beacon.scanner bundle and check in kura.log and kura-console.log that no errors are reported.</text:p>
          </table:table-cell>
          <table:table-cell table:style-name="ce47" office:value-type="string" calcext:value-type="string">
            <text:p>requires package bluez-hcidump</text:p>
          </table:table-cell>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23">
          <table:table-cell table:style-name="ce23" office:value-type="string" calcext:value-type="string">
            <text:p>PTC-BLE-010</text:p>
          </table:table-cell>
          <table:table-cell table:style-name="ce47" office:value-type="string" calcext:value-type="string">
            <text:p>Configure a different device with a org.eclipse.kura.example.beacon bundle and set the company code (e.g. abcd)</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5">
          <table:table-cell table:style-name="ce23" office:value-type="string" calcext:value-type="string">
            <text:p>PTC-BLE-011</text:p>
          </table:table-cell>
          <table:table-cell table:style-name="ce47" office:value-type="string" calcext:value-type="string">
            <text:p>Set the same company code in the org.eclipse.kura.example.beacon.scanner (e.g. abcd) and check the kura.log file for detected beacons.</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5" table:number-rows-repeated="2">
          <table:table-cell table:style-name="ce23"/>
          <table:table-cell table:style-name="ce47" table:number-columns-repeated="2"/>
          <table:table-cell table:style-name="ce80"/>
          <table:table-cell table:style-name="ce47" table:number-columns-repeated="4"/>
          <table:table-cell table:style-name="ce91" table:number-columns-repeated="20"/>
          <table:table-cell table:style-name="ce15" table:number-columns-repeated="996"/>
        </table:table-row>
        <table:table-row table:style-name="ro7">
          <table:table-cell table:style-name="ce23"/>
          <table:table-cell table:style-name="ce49" office:value-type="string" calcext:value-type="string">
            <text:p>Apache Camel Integration</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8">
          <table:table-cell table:style-name="ce23" office:value-type="string" calcext:value-type="string">
            <text:p>CAMEL-RTR-001</text:p>
          </table:table-cell>
          <table:table-cell table:style-name="ce47"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8">
          <table:table-cell table:style-name="ce23" office:value-type="string" calcext:value-type="string">
            <text:p>CAMEL-RTR-002</text:p>
          </table:table-cell>
          <table:table-cell table:style-name="ce47"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8">
          <table:table-cell table:style-name="ce23" office:value-type="string" calcext:value-type="string">
            <text:p>CAMEL-RTR-003</text:p>
          </table:table-cell>
          <table:table-cell table:style-name="ce47"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23">
          <table:table-cell table:style-name="ce23" office:value-type="string" calcext:value-type="string">
            <text:p>CAMEL-RTR-004</text:p>
          </table:table-cell>
          <table:table-cell table:style-name="ce47" office:value-type="string" calcext:value-type="string">
            <text:p>Change the cloud service PID to some non-existing PID. Telemetry data must stop in the cloud.</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23">
          <table:table-cell table:style-name="ce23" office:value-type="string" calcext:value-type="string">
            <text:p>CAMEL-RTR-005</text:p>
          </table:table-cell>
          <table:table-cell table:style-name="ce47" office:value-type="string" calcext:value-type="string">
            <text:p>Change the cloud service PID back to the original setting. Telemetry data must re-start in the cloud.</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5">
          <table:table-cell table:style-name="ce23"/>
          <table:table-cell table:style-name="ce47" table:number-columns-repeated="2"/>
          <table:table-cell table:style-name="ce80"/>
          <table:table-cell table:style-name="ce47" table:number-columns-repeated="4"/>
          <table:table-cell table:style-name="ce91" table:number-columns-repeated="20"/>
          <table:table-cell table:style-name="ce15" table:number-columns-repeated="996"/>
        </table:table-row>
        <table:table-row table:style-name="ro61">
          <table:table-cell table:style-name="ce23" office:value-type="string" calcext:value-type="string">
            <text:p>CAMEL-XML-001</text:p>
          </table:table-cell>
          <table:table-cell table:style-name="ce47"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5">
          <table:table-cell table:style-name="ce23" office:value-type="string" calcext:value-type="string">
            <text:p>CAMEL-XML-002</text:p>
          </table:table-cell>
          <table:table-cell table:style-name="ce47"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5">
          <table:table-cell table:style-name="ce23" office:value-type="string" calcext:value-type="string">
            <text:p>CAMEL-XML-003</text:p>
          </table:table-cell>
          <table:table-cell table:style-name="ce47"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17">
          <table:table-cell table:style-name="ce23" office:value-type="string" calcext:value-type="string">
            <text:p>CAMEL-XML-004</text:p>
          </table:table-cell>
          <table:table-cell table:style-name="ce47" office:value-type="string" calcext:value-type="string">
            <text:p>Change the init code to (be sure to use proper quotation marks!):</text:p>
            <text:p/>
            <text:p>print("Foo Bar\n");</text:p>
            <text:p/>
            <text:p>The text “Foo Bar” should appear in the kura-console.log file.</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23">
          <table:table-cell table:style-name="ce23" office:value-type="string" calcext:value-type="string">
            <text:p>CAMEL-XML-005</text:p>
          </table:table-cell>
          <table:table-cell table:style-name="ce47" office:value-type="string" calcext:value-type="string">
            <text:p>Change the init code back to an empty string. The text “Foo Bar” must not appear a second time in the kura-console.log.</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5">
          <table:table-cell table:style-name="ce23"/>
          <table:table-cell table:style-name="ce47" table:number-columns-repeated="2"/>
          <table:table-cell table:style-name="ce80"/>
          <table:table-cell table:style-name="ce47" table:number-columns-repeated="4"/>
          <table:table-cell table:style-name="ce88" table:number-columns-repeated="20"/>
          <table:table-cell table:number-columns-repeated="996"/>
        </table:table-row>
        <table:table-row table:style-name="ro19">
          <table:table-cell table:style-name="ce23" office:value-type="string" calcext:value-type="string">
            <text:p>CAMEL-CCS-001</text:p>
          </table:table-cell>
          <table:table-cell table:style-name="ce47" office:value-type="string" calcext:value-type="string">
            <text:p>Ensure that there are no Camel based cloud services. Install the following <text:span text:style-name="T6">package from Eclipse Marketplace (</text:span><text:span text:style-name="T6"><text:a xlink:href="https://marketplace.eclipse.org/taxonomy/term/4397%2C4396/title" xlink:type="simple">https://marketplace.eclipse.org/taxonomy/term/4397%2C4396/title</text:a></text:span><text:span text:style-name="T6">):</text:span></text:p>
            <text:p><text:span text:style-name="T6">OPC UA component for Apache Camel</text:span></text:p>
            <text:p/>
            <text:p>Check in kura.log and kura-console.log that no errors are being reported.</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15">
          <table:table-cell table:style-name="ce23" office:value-type="string" calcext:value-type="string">
            <text:p>CAMEL-CCS-002</text:p>
          </table:table-cell>
          <table:table-cell table:style-name="ce47" office:value-type="string" calcext:value-type="string">
            <text:p>Create a new Camel cloud service instance. Enter no additional configuration. The service instance should be created and reported as “Connected”.</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62">
          <table:table-cell table:style-name="ce23" office:value-type="string" calcext:value-type="string">
            <text:p>CAMEL-CCS-003</text:p>
          </table:table-cell>
          <table:table-cell table:style-name="ce51"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7" office:value-type="string" calcext:value-type="string">
            <text:p>Replace "&lt;camel cloud service PID&gt;" with the cloud service PID that you entered for the camel cloud service in "Cloud Services" page.</text:p>
          </table:table-cell>
          <table:table-cell table:style-name="ce80"/>
          <table:table-cell table:style-name="ce47" table:number-columns-repeated="4"/>
          <table:table-cell table:style-name="ce88" table:number-columns-repeated="20"/>
          <table:table-cell table:number-columns-repeated="996"/>
        </table:table-row>
        <table:table-row table:style-name="ro20">
          <table:table-cell table:style-name="ce23" office:value-type="string" calcext:value-type="string">
            <text:p>CAMEL-CCS-004</text:p>
          </table:table-cell>
          <table:table-cell table:style-name="ce47"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7"/>
          <table:table-cell table:style-name="ce80"/>
          <table:table-cell table:style-name="ce47" table:number-columns-repeated="4"/>
          <table:table-cell table:style-name="ce88" table:number-columns-repeated="20"/>
          <table:table-cell table:number-columns-repeated="996"/>
        </table:table-row>
        <table:table-row table:style-name="ro5" table:number-rows-repeated="2">
          <table:table-cell table:style-name="ce23"/>
          <table:table-cell table:style-name="ce47" table:number-columns-repeated="2"/>
          <table:table-cell table:style-name="ce80"/>
          <table:table-cell table:style-name="ce47" table:number-columns-repeated="4"/>
          <table:table-cell table:style-name="ce88" table:number-columns-repeated="20"/>
          <table:table-cell table:number-columns-repeated="996"/>
        </table:table-row>
        <table:table-row table:style-name="ro7">
          <table:table-cell table:style-name="ce23"/>
          <table:table-cell table:style-name="ce49" office:value-type="string" calcext:value-type="string">
            <text:p>Kura User Workspace</text:p>
          </table:table-cell>
          <table:table-cell table:style-name="ce49"/>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28">
          <table:table-cell table:style-name="ce23" office:value-type="string" calcext:value-type="string">
            <text:p>UW-SETUP-001</text:p>
          </table:table-cell>
          <table:table-cell table:style-name="ce47"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7" office:value-type="string" calcext:value-type="string">
            <text:p>api is present as a binary in dependencies</text:p>
          </table:table-cell>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9">
          <table:table-cell table:style-name="ce23" office:value-type="string" calcext:value-type="string">
            <text:p>UW-SETUP-002</text:p>
          </table:table-cell>
          <table:table-cell table:style-name="ce47" office:value-type="string" calcext:value-type="string">
            <text:p>In Eclipse expand the target-definition project and open the kura-equinox_3.<text:span text:style-name="T6">11</text:span>.1.target.</text:p>
            <text:p>In the Target Definition editor (Definition tab) click on the link “Set as Target Platform” in the upper right corner. A full build is started.</text:p>
            <text:p/>
            <text:p>No errors must appear in the workspace.</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63">
          <table:table-cell table:style-name="ce23" office:value-type="string" calcext:value-type="string">
            <text:p>UW-OOMPH-001</text:p>
          </table:table-cell>
          <table:table-cell table:style-name="ce47"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7"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0"/>
          <table:table-cell table:style-name="ce47" table:number-columns-repeated="4"/>
          <table:table-cell table:style-name="ce91" table:number-columns-repeated="20"/>
          <table:table-cell table:style-name="ce15" table:number-columns-repeated="996"/>
        </table:table-row>
        <table:table-row table:style-name="ro64">
          <table:table-cell table:style-name="ce23" office:value-type="string" calcext:value-type="string">
            <text:p>UW-LAUNCH-001</text:p>
          </table:table-cell>
          <table:table-cell table:style-name="ce47"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5">
          <table:table-cell table:style-name="ce23" office:value-type="string" calcext:value-type="string">
            <text:p>UW-LAUNCH-002</text:p>
          </table:table-cell>
          <table:table-cell table:style-name="ce47" office:value-type="string" calcext:value-type="string">
            <text:p>Open a browser at localhost:8080.</text:p>
            <text:p/>
            <text:p>The Kura WEB UI must appear.</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19">
          <table:table-cell table:style-name="ce23" office:value-type="string" calcext:value-type="string">
            <text:p>UW-LAUNCH-003</text:p>
          </table:table-cell>
          <table:table-cell table:style-name="ce47"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7"/>
          <table:table-cell table:style-name="ce80"/>
          <table:table-cell table:style-name="ce47" table:number-columns-repeated="4"/>
          <table:table-cell table:style-name="ce91" table:number-columns-repeated="20"/>
          <table:table-cell table:style-name="ce15"/>
          <table:table-cell table:number-columns-repeated="995"/>
        </table:table-row>
        <table:table-row table:style-name="ro5" table:number-rows-repeated="2">
          <table:table-cell table:style-name="ce23"/>
          <table:table-cell table:style-name="ce47" table:number-columns-repeated="2"/>
          <table:table-cell table:style-name="ce80"/>
          <table:table-cell table:style-name="ce47" table:number-columns-repeated="4"/>
          <table:table-cell table:style-name="ce91" table:number-columns-repeated="18"/>
          <table:table-cell table:style-name="ce88" table:number-columns-repeated="2"/>
          <table:table-cell table:number-columns-repeated="996"/>
        </table:table-row>
        <table:table-row table:style-name="ro7">
          <table:table-cell table:style-name="ce32"/>
          <table:table-cell table:style-name="ce61" office:value-type="string" calcext:value-type="string">
            <text:p>Kura Wires</text:p>
          </table:table-cell>
          <table:table-cell table:style-name="ce47"/>
          <table:table-cell table:style-name="ce80"/>
          <table:table-cell table:style-name="ce47" table:number-columns-repeated="4"/>
          <table:table-cell table:style-name="ce36" table:number-columns-repeated="20"/>
          <table:table-cell table:style-name="ce64" table:number-columns-repeated="996"/>
        </table:table-row>
        <table:table-row table:style-name="ro18">
          <table:table-cell table:style-name="ce33" office:value-type="string" calcext:value-type="string">
            <text:p>WIRES-001</text:p>
          </table:table-cell>
          <table:table-cell table:style-name="ce36"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7"/>
          <table:table-cell table:style-name="ce80"/>
          <table:table-cell table:style-name="ce47" table:number-columns-repeated="4"/>
          <table:table-cell table:style-name="ce91" table:number-columns-repeated="18"/>
          <table:table-cell table:style-name="ce88" table:number-columns-repeated="2"/>
          <table:table-cell table:number-columns-repeated="996"/>
        </table:table-row>
        <table:table-row table:style-name="ro65">
          <table:table-cell table:style-name="ce34" office:value-type="string" calcext:value-type="string">
            <text:p>WIRES-002</text:p>
          </table:table-cell>
          <table:table-cell table:style-name="ce62" office:value-type="string" calcext:value-type="string">
            <text:p>Use DB Store and DB Filter:</text:p>
            <text:p>Add a Timer that triggers every 4 seconds</text:p>
            <text:p>Add DB Store that stores data and truncates everything (periodic.cleanup.records.keep = 0) <text:span text:style-name="T6">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7"/>
          <table:table-cell table:style-name="ce80"/>
          <table:table-cell table:style-name="ce47" table:number-columns-repeated="4"/>
          <table:table-cell table:style-name="ce91" table:number-columns-repeated="18"/>
          <table:table-cell table:style-name="ce88" table:number-columns-repeated="2"/>
          <table:table-cell table:number-columns-repeated="996"/>
        </table:table-row>
        <table:table-row table:style-name="ro18">
          <table:table-cell table:style-name="ce34" office:value-type="string" calcext:value-type="string">
            <text:p>WIRES-003</text:p>
          </table:table-cell>
          <table:table-cell table:style-name="ce62" office:value-type="string" calcext:value-type="string">
            <text:p>Modify a few parameters in the last test:</text:p>
            <text:p>- DB Filter's cache.expiration.interval</text:p>
            <text:p>- DB Store's maximum.table.size</text:p>
            <text:p>- DB Store's periodic.cleanup.records.keep</text:p>
          </table:table-cell>
          <table:table-cell table:style-name="ce47"/>
          <table:table-cell table:style-name="ce80"/>
          <table:table-cell table:style-name="ce47" table:number-columns-repeated="4"/>
          <table:table-cell table:style-name="ce91" table:number-columns-repeated="18"/>
          <table:table-cell table:style-name="ce88" table:number-columns-repeated="2"/>
          <table:table-cell table:number-columns-repeated="996"/>
        </table:table-row>
        <table:table-row table:style-name="ro66">
          <table:table-cell table:style-name="ce33" office:value-type="string" calcext:value-type="string">
            <text:p>WIRES-MOD-001</text:p>
          </table:table-cell>
          <table:table-cell table:style-name="ce62"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7" office:value-type="string" calcext:value-type="string">
            <text:p>Nothing should happen, so far.</text:p>
          </table:table-cell>
          <table:table-cell table:style-name="ce80"/>
          <table:table-cell table:style-name="ce47" table:number-columns-repeated="4"/>
          <table:table-cell table:style-name="ce91" table:number-columns-repeated="18"/>
          <table:table-cell table:style-name="ce88" table:number-columns-repeated="2"/>
          <table:table-cell table:number-columns-repeated="996"/>
        </table:table-row>
        <table:table-row table:style-name="ro37">
          <table:table-cell table:style-name="ce34" office:value-type="string" calcext:value-type="string">
            <text:p>WIRES-MOD-002</text:p>
          </table:table-cell>
          <table:table-cell table:style-name="ce63" office:value-type="string" calcext:value-type="string">
            <text:p><text:span text:style-name="T10">Run a Modbus emulator on PC (e.g. Modbus Pal)</text:span></text:p>
            <text:p><text:span text:style-name="T10">Configure the previous Modbus asset on TCP, update Modbus driver's modbus.tcp-udp.ip to IP of the PC and try much the same</text:span></text:p>
            <text:p/>
            <text:p><text:span text:style-name="T10">ModbusPal config:</text:span></text:p>
            <text:p><text:span text:style-name="T10">Add 1 slave and configure it:</text:span></text:p>
            <text:p><text:span text:style-name="T10">  Add 1 coils channel; you can change value while wires run</text:span></text:p>
          </table:table-cell>
          <table:table-cell table:style-name="ce47"/>
          <table:table-cell table:style-name="ce80"/>
          <table:table-cell table:style-name="ce47" table:number-columns-repeated="4"/>
          <table:table-cell table:style-name="ce91" table:number-columns-repeated="20"/>
          <table:table-cell table:style-name="ce15" table:number-columns-repeated="996"/>
        </table:table-row>
        <table:table-row table:style-name="ro67">
          <table:table-cell table:style-name="ce34" office:value-type="string" calcext:value-type="string">
            <text:p>WIRES-OPC-001</text:p>
          </table:table-cell>
          <table:table-cell table:style-name="ce62"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7"/>
          <table:table-cell table:style-name="ce23"/>
          <table:table-cell table:style-name="ce47" table:number-columns-repeated="4"/>
          <table:table-cell table:style-name="ce91" table:number-columns-repeated="18"/>
          <table:table-cell table:style-name="ce88" table:number-columns-repeated="2"/>
          <table:table-cell table:number-columns-repeated="996"/>
        </table:table-row>
        <table:table-row table:style-name="ro5">
          <table:table-cell table:style-name="ce35"/>
          <table:table-cell table:style-name="ce47" table:number-columns-repeated="2"/>
          <table:table-cell table:style-name="ce23"/>
          <table:table-cell table:style-name="ce47" table:number-columns-repeated="4"/>
          <table:table-cell table:style-name="ce91" table:number-columns-repeated="18"/>
          <table:table-cell table:style-name="ce88" table:number-columns-repeated="2"/>
          <table:table-cell table:number-columns-repeated="996"/>
        </table:table-row>
        <table:table-row table:style-name="ro5">
          <table:table-cell table:style-name="ce23"/>
          <table:table-cell table:style-name="ce47" table:number-columns-repeated="2"/>
          <table:table-cell table:style-name="ce23"/>
          <table:table-cell table:style-name="ce47" table:number-columns-repeated="4"/>
          <table:table-cell table:style-name="ce91" table:number-columns-repeated="18"/>
          <table:table-cell table:style-name="ce88" table:number-columns-repeated="2"/>
          <table:table-cell table:number-columns-repeated="996"/>
        </table:table-row>
        <table:table-row table:style-name="ro5" table:number-rows-repeated="3">
          <table:table-cell table:style-name="ce36" table:number-columns-repeated="8"/>
          <table:table-cell table:style-name="ce91" table:number-columns-repeated="18"/>
          <table:table-cell table:style-name="ce88" table:number-columns-repeated="2"/>
          <table:table-cell table:number-columns-repeated="996"/>
        </table:table-row>
        <table:table-row table:style-name="ro5" table:number-rows-repeated="10">
          <table:table-cell table:style-name="ce36" table:number-columns-repeated="8"/>
          <table:table-cell table:style-name="ce88" table:number-columns-repeated="20"/>
          <table:table-cell table:number-columns-repeated="996"/>
        </table:table-row>
        <table:table-row table:style-name="ro5" table:number-rows-repeated="752">
          <table:table-cell table:style-name="ce37"/>
          <table:table-cell table:style-name="ce36" table:number-columns-repeated="2"/>
          <table:table-cell table:style-name="ce37" table:number-columns-repeated="5"/>
          <table:table-cell table:style-name="ce88" table:number-columns-repeated="20"/>
          <table:table-cell table:number-columns-repeated="996"/>
        </table:table-row>
        <table:table-row table:style-name="ro5" table:number-rows-repeated="5">
          <table:table-cell table:style-name="ce38"/>
          <table:table-cell table:style-name="ce64"/>
          <table:table-cell/>
          <table:table-cell table:style-name="ce38" table:number-columns-repeated="5"/>
          <table:table-cell table:number-columns-repeated="1016"/>
        </table:table-row>
        <table:table-row table:style-name="ro1" table:number-rows-repeated="1047555">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166:Report.D247 Report.D35:Report.D157">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194:Report.AB1015 Report.A35:Report.AB157 Report.C166:Report.AB193">
            <calcext:condition calcext:apply-style-name="zebra_odd" calcext:value="formula-is(ISODD(ROW()))" calcext:base-cell-address="Report.A35"/>
          </calcext:conditional-format>
          <calcext:conditional-format calcext:target-range-address="Report.D158:Report.D165">
            <calcext:condition calcext:apply-style-name="ConditionalStyle_9" calcext:value="=&quot;Y&quot;" calcext:base-cell-address="Report.D158"/>
            <calcext:condition calcext:apply-style-name="ConditionalStyle_8" calcext:value="=&quot;N&quot;" calcext:base-cell-address="Report.D158"/>
            <calcext:condition calcext:apply-style-name="ConditionalStyle_7" calcext:value="=&quot;P&quot;" calcext:base-cell-address="Report.D158"/>
          </calcext:conditional-format>
          <calcext:conditional-format calcext:target-range-address="Report.C158:Report.AB164 Report.B165:Report.AB165 Report.A158:Report.A158 Report.B158:Report.B162 Report.B164:Report.B164">
            <calcext:condition calcext:apply-style-name="zebra_odd" calcext:value="formula-is(ISODD(ROW()))" calcext:base-cell-address="Report.A158"/>
          </calcext:conditional-format>
          <calcext:conditional-format calcext:target-range-address="Report.A159:Report.A159 Report.A161:Report.A161 Report.A163:Report.A163 Report.A165:Report.A165">
            <calcext:condition calcext:apply-style-name="zebra_odd" calcext:value="formula-is(ISODD(ROW()))" calcext:base-cell-address="Report.A159"/>
          </calcext:conditional-format>
          <calcext:conditional-format calcext:target-range-address="Report.B163:Report.B163">
            <calcext:condition calcext:apply-style-name="zebra_odd" calcext:value="formula-is(ISODD(ROW()))" calcext:base-cell-address="Report.B163"/>
          </calcext:conditional-format>
          <calcext:conditional-format calcext:target-range-address="Report.A160:Report.A160 Report.A162:Report.A162 Report.A164:Report.A164">
            <calcext:condition calcext:apply-style-name="zebra_odd" calcext:value="formula-is(ISODD(ROW()))" calcext:base-cell-address="Report.A160"/>
          </calcext:conditional-format>
          <calcext:conditional-format calcext:target-range-address="Report.A166:Report.B193">
            <calcext:condition calcext:apply-style-name="zebra_odd" calcext:value="formula-is(ISODD(ROW()))" calcext:base-cell-address="Report.A166"/>
          </calcext:conditional-format>
        </calcext:conditional-formats>
      </table:table>
      <table:named-expressions/>
      <table:database-ranges>
        <table:database-range table:name="Table1" table:target-range-address="Report.A34:Report.H2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29P0" style:volatile="true">
      <number:number number:decimal-places="0" loext:min-decimal-places="0" number:min-integer-digits="1" number:grouping="true"/>
      <number:text> €</number:text>
    </number:number-style>
    <number:number-style style:name="N129">
      <number:text>-</number:text>
      <number:number number:decimal-places="0" loext:min-decimal-places="0" number:min-integer-digits="1" number:grouping="true"/>
      <number:text> €</number:text>
      <style:map style:condition="value()&gt;=0" style:apply-style-name="N129P0"/>
    </number:number-style>
    <number:number-style style:name="N130P0" style:volatile="true">
      <number:number number:decimal-places="0" loext:min-decimal-places="0" number:min-integer-digits="1" number:grouping="true"/>
      <number:text> €</number:text>
    </number:number-style>
    <number:number-style style:name="N130">
      <style:text-properties fo:color="#ff0000"/>
      <number:text>-</number:text>
      <number:number number:decimal-places="0" loext:min-decimal-places="0" number:min-integer-digits="1" number:grouping="true"/>
      <number:text> €</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 €</number:text>
      <style:map style:condition="value()&gt;=0" style:apply-style-name="N132P0"/>
    </number:number-style>
    <number:number-style style:name="N133P0" style:volatile="true">
      <number:number number:decimal-places="2" loext:min-decimal-places="2" number:min-integer-digits="1" number:grouping="true"/>
      <number:text> €</number:text>
    </number:number-style>
    <number:number-style style:name="N133">
      <style:text-properties fo:color="#ff0000"/>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number-style>
    <number:number-style style:name="N134">
      <number:text>-</number:text>
      <number:number number:decimal-places="0" loext:min-decimal-places="0" number:min-integer-digits="1" number:grouping="true"/>
      <style:map style:condition="value()&gt;=0" style:apply-style-name="N134P0"/>
    </number:number-style>
    <number:number-style style:name="N135P0" style:volatile="true">
      <number:number number:decimal-places="0" loext:min-decimal-places="0" number:min-integer-digits="1" number:grouping="true"/>
    </number:number-style>
    <number:number-style style:name="N135">
      <style:text-properties fo:color="#ff0000"/>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text> </loext:text>
      <loext:fill-character> </loext: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text> </loext:text>
      <loext:fill-character> </loext:fill-character>
      <number:text>-</number:text>
      <number:number number:decimal-places="0" loext: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2.01pt"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2.01pt"/>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 style:data-style-name="N2" text:time-value="12:30:25.265631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7-12T12:45:02.777425000</dc:date>
    <meta:generator>LibreOffice_Vanilla/5.2.3.5$MacOSX_X86_64 LibreOffice_project/83adc9c35c74e0badc710d981405858b1179a327</meta:generator>
    <meta:editing-duration>PT5H18M20S</meta:editing-duration>
    <meta:editing-cycles>57</meta:editing-cycles>
    <meta:document-statistic meta:table-count="3" meta:cell-count="491"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